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B00003A7F00002BF252644D4D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fill-color="#ffffff" fo:min-height="3.25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fill-color="#ffffff" draw:auto-grow-height="true" fo:min-height="3.507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draw:auto-grow-height="true" fo:min-height="3.586cm"/>
    </style:style>
    <style:style style:name="pr7" style:family="presentation" style:parent-style-name="Predeterminado-subtitle">
      <style:graphic-properties draw:fill-color="#ffffff" draw:auto-grow-height="true" fo:min-height="11.5cm"/>
    </style:style>
    <style:style style:name="pr8" style:family="presentation" style:parent-style-name="Predeterminado-subtitle">
      <style:graphic-properties draw:fill-color="#ffffff" draw:auto-grow-height="true" fo:min-height="5.086cm"/>
    </style:style>
    <style:style style:name="pr9" style:family="presentation" style:parent-style-name="Predeterminado-subtitle">
      <style:graphic-properties draw:fill-color="#ffffff" draw:auto-grow-height="true" fo:min-height="8.274cm"/>
    </style:style>
    <style:style style:name="pr10" style:family="presentation" style:parent-style-name="Predeterminado-subtitle">
      <style:graphic-properties draw:fill-color="#ffffff" draw:auto-grow-height="true" fo:min-height="15.086cm"/>
    </style:style>
    <style:style style:name="pr11" style:family="presentation" style:parent-style-name="Predeterminado-subtitle">
      <style:graphic-properties draw:fill-color="#ffffff" fo:min-height="6.648cm"/>
    </style:style>
    <style:style style:name="pr12" style:family="presentation" style:parent-style-name="Predeterminado-notes">
      <style:graphic-properties draw:fill-color="#ffffff" fo:min-height="12.336cm"/>
    </style:style>
    <style:style style:name="pr13" style:family="presentation" style:parent-style-name="Predeterminado-subtitle">
      <style:graphic-properties draw:fill-color="#ffffff" fo:min-height="13.609cm"/>
    </style:style>
    <style:style style:name="pr14" style:family="presentation" style:parent-style-name="Predeterminado-subtitle">
      <style:graphic-properties draw:fill-color="#ffffff" draw:auto-grow-height="true" fo:min-height="4.586cm"/>
    </style:style>
    <style:style style:name="pr15" style:family="presentation" style:parent-style-name="Predeterminado-subtitle">
      <style:graphic-properties draw:fill-color="#ffffff" draw:auto-grow-height="true" fo:min-height="2.586cm"/>
    </style:style>
    <style:style style:name="pr16" style:family="presentation" style:parent-style-name="Predeterminado-subtitle">
      <style:graphic-properties draw:fill-color="#ffffff" draw:auto-grow-height="true" fo:min-height="6.586cm"/>
    </style:style>
    <style:style style:name="pr17" style:family="presentation" style:parent-style-name="Predeterminado-subtitle">
      <style:graphic-properties draw:fill-color="#ffffff" draw:auto-grow-height="true" fo:min-height="2.486cm"/>
    </style:style>
    <style:style style:name="pr18" style:family="presentation" style:parent-style-name="Predeterminado-subtitle">
      <style:graphic-properties draw:fill-color="#ffffff" draw:auto-grow-height="true" fo:min-height="2.086cm"/>
    </style:style>
    <style:style style:name="pr19" style:family="presentation" style:parent-style-name="Predeterminado-title">
      <style:graphic-properties fo:min-height="3.256cm"/>
    </style:style>
    <style:style style:name="pr20" style:family="presentation" style:parent-style-name="Predeterminado-title">
      <style:graphic-properties draw:auto-grow-height="true" fo:min-height="3.507cm"/>
    </style:style>
    <style:style style:name="pr21" style:family="presentation" style:parent-style-name="Predeterminado-outline1">
      <style:graphic-properties draw:fill-color="#ffffff" draw:auto-grow-height="true" fo:min-height="13.86cm"/>
    </style:style>
    <style:style style:name="pr22" style:family="presentation" style:parent-style-name="Predeterminado-subtitle">
      <style:graphic-properties draw:fill-color="#ffffff" fo:min-height="7.961cm"/>
    </style:style>
    <style:style style:name="pr23" style:family="presentation" style:parent-style-name="Predeterminado-subtitle">
      <style:graphic-properties draw:fill-color="#ffffff" draw:auto-grow-height="true" fo:min-height="4.086cm"/>
    </style:style>
    <style:style style:name="pr24" style:family="presentation" style:parent-style-name="Predeterminado-subtitle">
      <style:graphic-properties draw:fill-color="#ffffff" draw:auto-grow-height="true" fo:min-height="4.186cm"/>
    </style:style>
    <style:style style:name="pr25" style:family="presentation" style:parent-style-name="Predeterminado-subtitle">
      <style:graphic-properties draw:fill-color="#ffffff" fo:min-height="6.961cm"/>
    </style:style>
    <style:style style:name="pr26" style:family="presentation" style:parent-style-name="Predeterminado-subtitle">
      <style:graphic-properties draw:fill-color="#ffffff" fo:min-height="2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text-align="justify" fo:text-indent="0cm"/>
      <style:text-properties fo:font-family="Arial" style:font-family-generic="swiss" style:font-pitch="variable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family="Arial" style:font-family-generic="swiss" style:font-pitch="variable"/>
    </style:style>
    <style:style style:name="P11" style:family="paragraph">
      <style:text-properties fo:font-size="2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 fo:font-size="36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.6cm" fo:margin-right="0cm" fo:text-indent="-0.6cm"/>
      <style:text-properties fo:font-size="18.7999992370605pt"/>
    </style:style>
    <style:style style:name="P16" style:family="paragraph">
      <style:paragraph-properties fo:margin-left="0cm" fo:margin-right="0cm" fo:text-indent="0cm" style:writing-mode="lr-tb"/>
    </style:style>
    <style:style style:name="P17" style:family="paragraph">
      <style:text-properties fo:font-family="Arial" style:font-family-generic="swiss" style:font-pitch="variable"/>
    </style:style>
    <style:style style:name="P1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family="Arial" style:font-family-generic="swiss" style:font-pitch="variable" fo:font-size="40pt" style:font-size-asian="40pt" style:font-size-complex="4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36pt"/>
    </style:style>
    <style:style style:name="T4" style:family="text">
      <style:text-properties fo:font-family="Arial" style:font-family-generic="swiss" style:font-pitch="variable" fo:font-style="italic"/>
    </style:style>
    <style:style style:name="T5" style:family="text">
      <style:text-properties fo:font-family="Arial" style:font-family-generic="swiss" style:font-pitch="variable" fo:font-style="normal"/>
    </style:style>
    <style:style style:name="T6" style:family="text">
      <style:text-properties fo:font-size="26pt"/>
    </style:style>
    <style:style style:name="T7" style:family="text">
      <style:text-properties style:text-position="-33% 58%" fo:font-family="Arial" style:font-family-generic="swiss" style:font-pitch="variable" fo:font-style="normal"/>
    </style:style>
    <style:style style:name="T8" style:family="text">
      <style:text-properties style:text-position="0% 100%" fo:font-family="Arial" style:font-family-generic="swiss" style:font-pitch="variable" fo:font-style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family="Arial" style:font-family-generic="swiss" style:font-pitch="variable" fo:font-style="normal" style:font-family-asian="Courier" style:font-family-generic-asian="modern" style:font-pitch-asian="fixed" style:font-family-complex="Courier" style:font-family-generic-complex="modern" style:font-pitch-complex="fixed"/>
    </style:style>
    <style:style style:name="T12" style:family="text">
      <style:text-properties fo:font-family="Arial" style:font-family-generic="swiss" style:font-pitch="variable" fo:font-style="italic" style:font-family-asian="Courier" style:font-family-generic-asian="modern" style:font-pitch-asian="fixed" style:font-family-complex="Courier" style:font-family-generic-complex="modern" style:font-pitch-complex="fixed"/>
    </style:style>
    <style:style style:name="T13" style:family="text">
      <style:text-properties style:text-position="0% 100%" fo:font-size="18pt"/>
    </style:style>
    <style:style style:name="T14" style:family="text">
      <style:text-properties style:text-position="-33% 58%" fo:font-size="18pt"/>
    </style:style>
    <style:style style:name="T15" style:family="text">
      <style:text-properties fo:font-size="18pt"/>
    </style:style>
    <style:style style:name="T16" style:family="text">
      <style:text-properties fo:font-family="Arial" style:font-family-generic="swiss" style:font-pitch="variable" fo:font-style="italic" style:font-family-asian="'Luxi Sans'" style:font-pitch-asian="variable" style:font-family-complex="'Luxi Sans'" style:font-pitch-complex="variable"/>
    </style:style>
    <style:style style:name="T17" style:family="text">
      <style:text-properties fo:font-family="Arial" style:font-family-generic="swiss" style:font-pitch="variable" fo:font-style="normal" style:font-family-asian="'Luxi Sans'" style:font-pitch-asian="variable" style:font-family-complex="'Luxi Sans'" style:font-pitch-complex="variable"/>
    </style:style>
    <style:style style:name="T18" style:family="text">
      <style:text-properties style:text-position="0% 100%" fo:font-family="Arial" style:font-family-generic="swiss" style:font-pitch="variable" fo:font-style="italic"/>
    </style:style>
    <style:style style:name="T19" style:family="text">
      <style:text-properties style:text-position="-33% 58%" fo:font-family="Arial" style:font-family-generic="swiss" style:font-pitch="variable"/>
    </style:style>
    <style:style style:name="T20" style:family="text">
      <style:text-properties fo:font-family="Tahoma" style:font-style-name="Normal" style:font-family-generic="swiss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21" style:family="text">
      <style:text-properties fo:font-family="'Luxi Sans'" style:font-family-generic="roman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2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3" style:family="text">
      <style:text-properties fo:font-family="Ari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4" style:family="text">
      <style:text-properties fo:font-family="Symbol" style:font-family-generic="roman" style:font-pitch="variable" style:font-charset="x-symbol" fo:font-style="normal" style:font-family-asian="'Luxi Sans'" style:font-pitch-asian="variable" style:font-family-complex="'Luxi Sans'" style:font-pitch-complex="variable"/>
    </style:style>
    <style:style style:name="T25" style:family="text">
      <style:text-properties style:text-position="-33% 58%" fo:font-family="Arial" style:font-family-generic="swiss" style:font-pitch="variable" fo:font-style="normal" style:font-family-asian="'Luxi Sans'" style:font-pitch-asian="variable" style:font-family-complex="'Luxi Sans'" style:font-pitch-complex="variable"/>
    </style:style>
    <style:style style:name="T26" style:family="text">
      <style:text-properties style:text-position="0% 100%" fo:font-family="Arial" style:font-family-generic="swiss" style:font-pitch="variable" fo:font-style="normal" style:font-family-asian="'Luxi Sans'" style:font-pitch-asian="variable" style:font-family-complex="'Luxi Sans'" style:font-pitch-complex="variable"/>
    </style:style>
    <style:style style:name="T27" style:family="text">
      <style:text-properties style:text-position="0% 100%" fo:font-family="Symbol" style:font-family-generic="roman" style:font-pitch="variable" style:font-charset="x-symbol" fo:font-style="normal" style:font-family-asian="'Luxi Sans'" style:font-pitch-asian="variable" style:font-family-complex="'Luxi Sans'" style:font-pitch-complex="variable"/>
    </style:style>
    <style:style style:name="T28" style:family="text">
      <style:text-properties style:text-position="0% 100%" fo:font-family="Arial" style:font-family-generic="swiss" style:font-pitch="variable" fo:font-style="italic" style:font-family-asian="'Luxi Sans'" style:font-pitch-asian="variable" style:font-family-complex="'Luxi Sans'" style:font-pitch-complex="variable"/>
    </style:style>
    <style:style style:name="T29" style:family="text">
      <style:text-properties style:text-position="-33% 58%" fo:font-family="Arial" style:font-family-generic="swiss" style:font-pitch="variable" fo:font-style="italic" style:font-family-asian="'Luxi Sans'" style:font-pitch-asian="variable" style:font-family-complex="'Luxi Sans'" style:font-pitch-complex="variable"/>
    </style:style>
    <style:style style:name="T30" style:family="text">
      <style:text-properties fo:font-size="32pt"/>
    </style:style>
    <style:style style:name="T31" style:family="text">
      <style:text-properties fo:font-family="Symbol" style:font-family-generic="roman" style:font-pitch="variable" style:font-charset="x-symbol"/>
    </style:style>
    <style:style style:name="T32" style:family="text">
      <style:text-properties fo:font-family="Arial" style:font-family-generic="swiss" style:font-pitch="variable" style:font-family-asian="Courier" style:font-family-generic-asian="modern" style:font-pitch-asian="fixed" style:font-family-complex="Courier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5cm" svg:y="2.5cm" presentation:class="title" presentation:user-transformed="true">
          <draw:text-box>
            <text:p text:style-name="P1"><text:span text:style-name="T1">Tema 3. Ecuaciones diferenciales ordinarias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1"><text:span text:style-name="T2">Curso de Física Computacional</text:span></text:p>
            <text:p text:style-name="P1"><text:span text:style-name="T2"/></text:p>
            <text:p text:style-name="P1"><text:span text:style-name="T2">M. en C. Gustavo Contreras Mayé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Las ecuaciones diferenciales tienen importancia fundamental en las aplicaciones, ya que muchas leyes y relaciones físicas pueden expresarse matemáticamente de esta forma.</text:span></text:p>
            <text:p text:style-name="P1"><text:span text:style-name="T2"/></text:p>
            <text:p text:style-name="P5"><text:span text:style-name="T2">En particular, el estudio de problemas de equilibrio de sistemas continuos se encuentra dentro de este contexto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1"><text:span text:style-name="T2">Definiciones importantes</text:span></text:p>
            <text:p text:style-name="P1"><text:span text:style-name="T2"/></text:p>
            <text:p text:style-name="P1"><text:span text:style-name="T3">(no sería mala idea hacer un repaso en casa sobre estas definiciones y los métodos analíticos de solución de las EDO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 presentation:user-transformed="true">
          <draw:text-box>
            <text:p text:style-name="P7"><text:span text:style-name="T2">1. Ecuación diferencial.</text:span></text:p>
          </draw:text-box>
        </draw:frame>
        <draw:frame presentation:style-name="pr6" draw:text-style-name="P8" draw:layer="layout" svg:width="25.199cm" svg:height="3.586cm" svg:x="1.301cm" svg:y="3.914cm" presentation:class="subtitle" presentation:user-transformed="true">
          <draw:text-box>
            <text:p text:style-name="P7"><text:span text:style-name="T2">Esta ecuación relaciona dos o más variables en términos de derivadas o diferenciales.</text:span></text:p>
          </draw:text-box>
        </draw:frame>
        <draw:frame draw:style-name="gr2" draw:layer="layout" svg:width="10.504cm" svg:height="11.513cm" svg:x="6cm" svg:y="7.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2. Ecuaciones diferenciales ordinarias (EDO) y parciales.</text:span></text:p>
          </draw:text-box>
        </draw:frame>
        <draw:frame presentation:style-name="pr7" draw:text-style-name="P6" draw:layer="layout" svg:width="25.199cm" svg:height="11.5cm" svg:x="1.301cm" svg:y="5.5cm" presentation:class="subtitle" presentation:user-transformed="true">
          <draw:text-box>
            <text:p text:style-name="P5"><text:span text:style-name="T2">Si en una ecuación diferencial hay una sola variable independiente, las derivadas son totales y se le llama a la ecuación </text:span><text:span text:style-name="T4">ordinaria</text:span><text:span text:style-name="T5">.</text:span></text:p>
            <text:p text:style-name="P1"><text:span text:style-name="T5"/></text:p>
            <text:p text:style-name="P5"><text:span text:style-name="T5">Si en la ecuación hay dos o más variables independientes, las derivadas serán parciales y la ecuación es </text:span><text:span text:style-name="T4">parcial.</text:span></text:p>
          </draw:text-box>
        </draw:frame>
        <draw:frame draw:style-name="gr2" draw:layer="layout" svg:width="9.313cm" svg:height="3.341cm" svg:x="10.687cm" svg:y="1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text-style-name="P10" draw:layer="layout" svg:width="25.199cm" svg:height="3.507cm" svg:x="1.4cm" svg:y="0.837cm" presentation:class="title" presentation:user-transformed="true">
          <draw:text-box>
            <text:p text:style-name="P9"><text:span text:style-name="T2">3. Orden de una ecuación diferencial.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Es la derivada de mayor orden que aparece en la ecuación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4. Grado de una ecuación diferencial.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1"><text:span text:style-name="T2">Es el grado </text:span><text:span text:style-name="T4">algebraico</text:span><text:span text:style-name="T2"> de la derivada de mayor orden que aparece en la ecuación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5. Ecuación diferencial lineal.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Una ecuación diferencial es </text:span><text:span text:style-name="T4">lineal</text:span><text:span text:style-name="T5"> si en ella no aparecen potencias de la variable dependiente y sus derivadas, ni productos de la variable dependiente por sus derivadas o productos entre derivada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6. Solución de una ecuación diferencial.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Es cualquier relación funcional que no incluya derivadas o integrales de funciones desconocidas y que implique a la propia ecuación diferencial, en el sentido de que la verifique por sustitución direct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7. Ecuación y condiciones homogéneas.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Una ecuación o condición es </text:span><text:span text:style-name="T4">homogénea</text:span><text:span text:style-name="T5"> si, cuando es satisfecha por una función particular </text:span><text:span text:style-name="T4">y(x)</text:span><text:span text:style-name="T5">, también es satisfecha por </text:span><text:span text:style-name="T4">cy(x)</text:span><text:span text:style-name="T5">, donde </text:span><text:span text:style-name="T4">c</text:span><text:span text:style-name="T5"> es una constante arbitrari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Solución de una ecuación diferencial</text:span></text:p>
          </draw:text-box>
        </draw:frame>
        <draw:frame presentation:style-name="pr8" draw:text-style-name="P3" draw:layer="layout" svg:width="25.199cm" svg:height="5.086cm" svg:x="1.4cm" svg:y="4.914cm" presentation:class="subtitle" presentation:user-transformed="true">
          <draw:text-box>
            <text:p text:style-name="P1"><text:span text:style-name="T2">Sea una ecuación diferencial ordinaria de orden </text:span><text:span text:style-name="T4">n</text:span><text:span text:style-name="T5"> y cualquier grado, cuya forma más general es:</text:span></text:p>
          </draw:text-box>
        </draw:frame>
        <draw:frame draw:style-name="gr3" draw:layer="layout" svg:width="0.502cm" svg:height="1.204cm" svg:x="14cm" svg:y="10.282cm">
          <draw:text-box>
            <text:p/>
          </draw:text-box>
        </draw:frame>
        <draw:frame draw:style-name="gr2" draw:layer="layout" svg:width="14.167cm" svg:height="1.58cm" svg:x="6cm" svg:y="10.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8" draw:text-style-name="P6" draw:layer="layout" svg:width="25.199cm" svg:height="5.086cm" svg:x="1.5cm" svg:y="14.914cm">
          <draw:text-box>
            <text:p text:style-name="P5"><text:span text:style-name="T2">Se establece del cálculo que en su solución general deben de aparecer </text:span><text:span text:style-name="T4">n</text:span><text:span text:style-name="T5"> constantes arbitrarias. Entonces puede aceptarse como solución general:</text:span></text:p>
          </draw:text-box>
        </draw:frame>
        <draw:frame draw:style-name="gr4" draw:text-style-name="P11" draw:layer="layout" svg:width="4.147cm" svg:height="1.284cm" svg:x="20.256cm" svg:y="11cm">
          <draw:text-box>
            <text:p text:style-name="P1"><text:span text:style-name="T6">------&gt; (1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9" draw:text-style-name="P6" draw:layer="layout" svg:width="25.199cm" svg:height="8.274cm" svg:x="1.5cm" svg:y="10.5cm" presentation:class="subtitle" presentation:user-transformed="true">
          <draw:text-box>
            <text:p text:style-name="P5"><text:span text:style-name="T2">Gráficamente esta ecuación representa a una familia de curvas planas, cada una de ellas obtenidas para valores particulares de las </text:span><text:span text:style-name="T4">n</text:span><text:span text:style-name="T5"> constantes c</text:span><text:span text:style-name="T7">1</text:span><text:span text:style-name="T8">, c</text:span><text:span text:style-name="T7">2</text:span><text:span text:style-name="T8">, ..., c</text:span><text:span text:style-name="T7">n</text:span></text:p>
          </draw:text-box>
        </draw:frame>
        <draw:frame draw:style-name="gr2" draw:layer="layout" svg:width="12.434cm" svg:height="1.555cm" svg:x="6.963cm" svg:y="5.159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Solución general de la EDO</text:span></text:p>
          </draw:text-box>
        </draw:frame>
        <draw:line draw:style-name="gr5" draw:text-style-name="P12" draw:layer="layout" svg:x1="4.5cm" svg:y1="5cm" svg:x2="4.5cm" svg:y2="16cm">
          <text:p/>
        </draw:line>
        <draw:line draw:style-name="gr5" draw:text-style-name="P12" draw:layer="layout" svg:x1="21cm" svg:y1="16cm" svg:x2="4.5cm" svg:y2="16cm">
          <text:p/>
        </draw:line>
        <draw:path draw:style-name="gr6" draw:text-style-name="P12" draw:layer="layout" svg:width="10.499cm" svg:height="3.519cm" svg:x="9cm" svg:y="11.484cm" svg:viewBox="0 0 10500 3520" svg:d="m0 3520c4000-4000 10500-3500 10500-3500">
          <text:p/>
        </draw:path>
        <draw:path draw:style-name="gr6" draw:text-style-name="P12" draw:layer="layout" svg:width="12.199cm" svg:height="4.499cm" svg:x="7.8cm" svg:y="9cm" svg:viewBox="0 0 12200 4500" svg:d="m0 4500c4000-4000 12200-4500 12200-4500">
          <text:p/>
        </draw:path>
        <draw:path draw:style-name="gr6" draw:text-style-name="P12" draw:layer="layout" svg:width="12.499cm" svg:height="5.499cm" svg:x="7cm" svg:y="7cm" svg:viewBox="0 0 12500 5500" svg:d="m0 5500c4000-4000 12500-5500 12500-5500">
          <text:p/>
        </draw:path>
        <draw:frame draw:style-name="gr4" draw:layer="layout" svg:width="1.822cm" svg:height="1.115cm" svg:x="20.5cm" svg:y="11cm">
          <draw:text-box>
            <text:p text:style-name="P1">G<text:span text:style-name="T9">1</text:span><text:span text:style-name="T10">=0</text:span></text:p>
          </draw:text-box>
        </draw:frame>
        <draw:frame draw:style-name="gr4" draw:layer="layout" svg:width="1.822cm" svg:height="1.115cm" svg:x="20.5cm" svg:y="8.401cm">
          <draw:text-box>
            <text:p text:style-name="P1">G<text:span text:style-name="T9">2</text:span><text:span text:style-name="T10">=0</text:span></text:p>
          </draw:text-box>
        </draw:frame>
        <draw:frame draw:style-name="gr4" draw:layer="layout" svg:width="1.822cm" svg:height="1.115cm" svg:x="20.3cm" svg:y="6.101cm">
          <draw:text-box>
            <text:p text:style-name="P1">G<text:span text:style-name="T9">3</text:span><text:span text:style-name="T10">=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0" draw:layer="layout" svg:width="25.199cm" svg:height="13.86cm" svg:x="1.4cm" svg:y="4.914cm" presentation:class="subtitle" presentation:user-transformed="true">
          <draw:text-box>
            <text:p text:style-name="P9"><text:span text:style-name="T2">Dependiendo de cómo se establezcan estas condiciones, se distinguen dos tipos de problemas los llamados de </text:span><text:span text:style-name="T4">valores iniciales</text:span><text:span text:style-name="T5"> y los de </text:span><text:span text:style-name="T4">valores en la frontera</text:span><text:span text:style-name="T5">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Problemas de valores iniciales</text:span></text:p>
          </draw:text-box>
        </draw:frame>
        <draw:frame presentation:style-name="pr10" draw:text-style-name="P6" draw:layer="layout" svg:width="25.199cm" svg:height="15.086cm" svg:x="1.4cm" svg:y="4.914cm" presentation:class="subtitle" presentation:user-transformed="true">
          <draw:text-box>
            <text:p text:style-name="P5"><text:span text:style-name="T2">Está gobernado por una ecuación diferencial de orden </text:span><text:span text:style-name="T4">n</text:span><text:span text:style-name="T5"> y un conjunto de </text:span><text:span text:style-name="T4">n </text:span><text:span text:style-name="T5">condiciones independientes, todas ellas válidas para el mismo punto </text:span><text:span text:style-name="T4">inicial.</text:span></text:p>
            <text:p text:style-name="P5"><text:span text:style-name="T4"/></text:p>
            <text:p text:style-name="P5"><text:span text:style-name="T5">Si la ecuación diferencial que define el problema es del tipo de la ec. (1) y </text:span><text:span text:style-name="T4">x=a</text:span><text:span text:style-name="T5"> es el punto inicial, puede aceptarse que las </text:span><text:span text:style-name="T4">n</text:span><text:span text:style-name="T5"> condiciones independientes son: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draw:style-name="gr2" draw:layer="layout" svg:width="5.873cm" svg:height="10.215cm" svg:x="2.127cm" svg:y="2.28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6" draw:layer="layout" svg:width="25.199cm" svg:height="6.648cm" svg:x="1.4cm" svg:y="12cm">
          <draw:text-box>
            <text:p text:style-name="P5"><text:span text:style-name="T2">Y se tratará de obtener una solución particular de la ec. (1) que verifique las condiciones iniciales, como se presenta en la siguiente figura: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4" draw:text-style-name="P13" draw:layer="layout" svg:width="25.199cm" svg:height="3.507cm" svg:x="1.4cm" svg:y="0.837cm" presentation:class="title" presentation:user-transformed="true">
          <draw:text-box>
            <text:p text:style-name="P1"><text:span text:style-name="T3">Solución de un problema de valores iniciales</text:span></text:p>
          </draw:text-box>
        </draw:frame>
        <draw:line draw:style-name="gr5" draw:text-style-name="P12" draw:layer="layout" svg:x1="4.5cm" svg:y1="5cm" svg:x2="4.5cm" svg:y2="16cm">
          <text:p/>
        </draw:line>
        <draw:line draw:style-name="gr5" draw:text-style-name="P12" draw:layer="layout" svg:x1="21cm" svg:y1="16cm" svg:x2="4.5cm" svg:y2="16cm">
          <text:p/>
        </draw:line>
        <draw:path draw:style-name="gr6" draw:text-style-name="P12" draw:layer="layout" svg:width="12.199cm" svg:height="4.499cm" svg:x="7.8cm" svg:y="9cm" svg:viewBox="0 0 12200 4500" svg:d="m0 4500c4000-4000 12200-4500 12200-4500">
          <draw:glue-point draw:id="4" svg:x="-3.196cm" svg:y="0.555cm"/>
          <draw:glue-point draw:id="5" svg:x="-3.899cm" svg:y="0.749cm" draw:align="center"/>
          <draw:glue-point draw:id="6" svg:x="-3.196cm" svg:y="1.666cm"/>
          <text:p/>
        </draw:path>
        <draw:frame draw:style-name="gr4" draw:layer="layout" svg:width="2.725cm" svg:height="0.971cm" svg:x="20.5cm" svg:y="8.401cm">
          <draw:text-box>
            <text:p text:style-name="P1"><text:span text:style-name="T10">g(x,y)=0</text:span></text:p>
          </draw:text-box>
        </draw:frame>
        <draw:line draw:style-name="gr5" draw:text-style-name="P12" draw:layer="layout" svg:x1="10cm" svg:y1="11.8cm" svg:x2="10cm" svg:y2="16cm">
          <text:p/>
        </draw:line>
        <draw:frame draw:style-name="gr4" draw:layer="layout" svg:width="1.463cm" svg:height="0.971cm" svg:x="9.187cm" svg:y="16.283cm">
          <draw:text-box>
            <text:p text:style-name="P1"><text:span text:style-name="T10">x=a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Problemas de valores en la frontera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1"><text:span text:style-name="T2">Se deben de establecer condiciones de frontera en todos y cada uno de los puntos que constituyen la frontera del dominio de soluciones del problema.</text:span></text:p>
            <text:p text:style-name="P1"><text:span text:style-name="T2"/></text:p>
            <text:p text:style-name="P5"><text:span text:style-name="T2">En particular, en el espacio de una dimensión, hay dos puntos frontera, por ejemplo </text:span><text:span text:style-name="T4">x=a</text:span><text:span text:style-name="T5"> y </text:span><text:span text:style-name="T4">x=b</text:span><text:span text:style-name="T5"> si el dominio de soluciones es el intervalo cerrado a</text:span><text:span text:style-name="T11">≤</text:span><text:span text:style-name="T5">x</text:span><text:span text:style-name="T11">≤</text:span><text:span text:style-name="T5">b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frame presentation:style-name="pr4" draw:text-style-name="P13" draw:layer="layout" svg:width="25.199cm" svg:height="3.507cm" svg:x="1.4cm" svg:y="0.837cm" presentation:class="title" presentation:user-transformed="true">
          <draw:text-box>
            <text:p text:style-name="P1"><text:span text:style-name="T3">Solución de un problema de valores en la frontera</text:span></text:p>
          </draw:text-box>
        </draw:frame>
        <draw:line draw:style-name="gr5" draw:text-style-name="P12" draw:layer="layout" svg:x1="4.501cm" svg:y1="5cm" svg:x2="4.501cm" svg:y2="16cm">
          <text:p/>
        </draw:line>
        <draw:line draw:style-name="gr5" draw:text-style-name="P12" draw:layer="layout" svg:x1="21.001cm" svg:y1="16cm" svg:x2="4.501cm" svg:y2="16cm">
          <text:p/>
        </draw:line>
        <draw:path draw:style-name="gr6" draw:text-style-name="P12" draw:layer="layout" svg:width="12.199cm" svg:height="4.499cm" svg:x="7.801cm" svg:y="9cm" svg:viewBox="0 0 12200 4500" svg:d="m0 4500c4000-4000 12200-4500 12200-4500">
          <draw:glue-point draw:id="4" svg:x="-3.196cm" svg:y="0.555cm"/>
          <draw:glue-point draw:id="5" svg:x="-3.899cm" svg:y="0.749cm" draw:align="center"/>
          <draw:glue-point draw:id="6" svg:x="-3.196cm" svg:y="1.666cm"/>
          <text:p/>
        </draw:path>
        <draw:frame draw:style-name="gr4" draw:layer="layout" svg:width="2.047cm" svg:height="0.971cm" svg:x="20.501cm" svg:y="8.401cm">
          <draw:text-box>
            <text:p text:style-name="P1"><text:span text:style-name="T10">g(x,y)</text:span></text:p>
          </draw:text-box>
        </draw:frame>
        <draw:line draw:style-name="gr5" draw:text-style-name="P12" draw:layer="layout" svg:x1="10.001cm" svg:y1="11.8cm" svg:x2="10.001cm" svg:y2="16cm">
          <text:p/>
        </draw:line>
        <draw:frame draw:style-name="gr4" draw:layer="layout" svg:width="1.463cm" svg:height="0.971cm" svg:x="9.188cm" svg:y="16.283cm">
          <draw:text-box>
            <text:p text:style-name="P1"><text:span text:style-name="T10">x=a</text:span></text:p>
          </draw:text-box>
        </draw:frame>
        <draw:line draw:style-name="gr5" draw:text-style-name="P12" draw:layer="layout" svg:x1="17.5cm" svg:y1="9.4cm" svg:x2="17.5cm" svg:y2="16cm">
          <text:p/>
        </draw:line>
        <draw:frame draw:style-name="gr4" draw:layer="layout" svg:width="1.497cm" svg:height="0.971cm" svg:x="16.689cm" svg:y="16.284cm">
          <draw:text-box>
            <text:p text:style-name="P1"><text:span text:style-name="T10">x=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Básicamente la solución numérica de las ecuaciones diferenciales consiste en sustituir el dominio continuo de soluciones por uno discreto formado por puntos aislados igualmente espaciados entre sí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En un problema de valores iniciales, el dominio de definición de soluciones </text:span><text:span text:style-name="T4">x </text:span><text:span text:style-name="T12">≥</text:span><text:span text:style-name="T4"> a </text:span><text:span text:style-name="T5"><text:s/>se sustituye por el conjunto infinito numerable de puntos:</text:span></text:p>
            <text:p text:style-name="P5"><text:span text:style-name="T5">x</text:span><text:span text:style-name="T7">0</text:span><text:span text:style-name="T8">=a</text:span></text:p>
            <text:p text:style-name="P5"><text:span text:style-name="T8">x</text:span><text:span text:style-name="T7">1</text:span><text:span text:style-name="T8">=x</text:span><text:span text:style-name="T7">0</text:span><text:span text:style-name="T8">+h</text:span></text:p>
            <text:p text:style-name="P5"><text:span text:style-name="T8">x</text:span><text:span text:style-name="T7">2</text:span><text:span text:style-name="T8">=x</text:span><text:span text:style-name="T7">0</text:span><text:span text:style-name="T8">+2h</text:span></text:p>
            <text:p text:style-name="P5"><text:span text:style-name="T8">x</text:span><text:span text:style-name="T7">3</text:span><text:span text:style-name="T8">=x</text:span><text:span text:style-name="T7">0</text:span><text:span text:style-name="T8">+3h</text:span></text:p>
            <text:p text:style-name="P5"><text:span text:style-name="T8">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9">
        <office:forms form:automatic-focus="false" form:apply-design-mode="false"/>
        <draw:frame presentation:style-name="pr4" draw:text-style-name="P13" draw:layer="layout" svg:width="25.199cm" svg:height="3.507cm" svg:x="1.4cm" svg:y="0.837cm" presentation:class="title" presentation:user-transformed="true">
          <draw:text-box>
            <text:p text:style-name="P1"><text:span text:style-name="T3">Valores iniciales</text:span></text:p>
          </draw:text-box>
        </draw:frame>
        <draw:line draw:style-name="gr5" draw:text-style-name="P12" draw:layer="layout" svg:x1="4.501cm" svg:y1="5cm" svg:x2="4.501cm" svg:y2="16cm">
          <text:p/>
        </draw:line>
        <draw:line draw:style-name="gr5" draw:text-style-name="P12" draw:layer="layout" svg:x1="21.001cm" svg:y1="16cm" svg:x2="4.501cm" svg:y2="16cm">
          <text:p/>
        </draw:line>
        <draw:path draw:style-name="gr6" draw:text-style-name="P12" draw:layer="layout" svg:width="12.199cm" svg:height="4.499cm" svg:x="7.801cm" svg:y="9cm" svg:viewBox="0 0 12200 4500" svg:d="m0 4500c4000-4000 12200-4500 12200-4500">
          <draw:glue-point draw:id="4" svg:x="-3.196cm" svg:y="0.555cm"/>
          <draw:glue-point draw:id="5" svg:x="-3.899cm" svg:y="0.749cm" draw:align="center"/>
          <draw:glue-point draw:id="6" svg:x="-3.196cm" svg:y="1.666cm"/>
          <text:p/>
        </draw:path>
        <draw:frame draw:style-name="gr4" draw:layer="layout" svg:width="1.649cm" svg:height="1.115cm" svg:x="9.188cm" svg:y="16.283cm">
          <draw:text-box>
            <text:p text:style-name="P1"><text:span text:style-name="T10">x</text:span><text:span text:style-name="T9">0</text:span><text:span text:style-name="T10">=a</text:span></text:p>
          </draw:text-box>
        </draw:frame>
        <draw:line draw:style-name="gr5" draw:text-style-name="P12" draw:layer="layout" svg:x1="10.201cm" svg:y1="11.8cm" svg:x2="10.201cm" svg:y2="16cm">
          <text:p/>
        </draw:line>
        <draw:line draw:style-name="gr5" draw:text-style-name="P12" draw:layer="layout" svg:x1="12cm" svg:y1="10.9cm" svg:x2="12cm" svg:y2="16cm">
          <text:p/>
        </draw:line>
        <draw:line draw:style-name="gr5" draw:text-style-name="P12" draw:layer="layout" svg:x1="14cm" svg:y1="10.2cm" svg:x2="14cm" svg:y2="16cm">
          <text:p/>
        </draw:line>
        <draw:line draw:style-name="gr5" draw:text-style-name="P12" draw:layer="layout" svg:x1="16.2cm" svg:y1="9.6cm" svg:x2="16.2cm" svg:y2="16cm">
          <text:p/>
        </draw:line>
        <draw:frame draw:style-name="gr4" draw:layer="layout" svg:width="1.006cm" svg:height="1.115cm" svg:x="11.589cm" svg:y="16.284cm">
          <draw:text-box>
            <text:p text:style-name="P1"><text:span text:style-name="T10">x</text:span><text:span text:style-name="T9">1</text:span></text:p>
          </draw:text-box>
        </draw:frame>
        <draw:frame draw:style-name="gr4" draw:layer="layout" svg:width="1.006cm" svg:height="1.115cm" svg:x="13.49cm" svg:y="16.285cm">
          <draw:text-box>
            <text:p text:style-name="P1"><text:span text:style-name="T10">x</text:span><text:span text:style-name="T9">2</text:span></text:p>
          </draw:text-box>
        </draw:frame>
        <draw:frame draw:style-name="gr4" draw:layer="layout" svg:width="1.006cm" svg:height="1.115cm" svg:x="15.59cm" svg:y="16.285cm">
          <draw:text-box>
            <text:p text:style-name="P1"><text:span text:style-name="T10">x</text:span><text:span text:style-name="T9">3</text:span></text:p>
          </draw:text-box>
        </draw:frame>
        <draw:frame draw:style-name="gr4" draw:layer="layout" svg:width="1.145cm" svg:height="0.971cm" svg:x="16.99cm" svg:y="16.285cm">
          <draw:text-box>
            <text:p text:style-name="P1">....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1"><text:span text:style-name="T2">Para el caso de valores a la frontera se sustituye el intervalo </text:span><text:span text:style-name="T5">a</text:span><text:span text:style-name="T11">≤</text:span><text:span text:style-name="T5">x</text:span><text:span text:style-name="T11">≤</text:span><text:span text:style-name="T5">b por el conjunto finito de puntos</text:span></text:p>
            <text:p text:style-name="P7"><text:span text:style-name="T5">x</text:span><text:span text:style-name="T7">0</text:span><text:span text:style-name="T8">=a</text:span></text:p>
            <text:p text:style-name="P7"><text:span text:style-name="T8">x</text:span><text:span text:style-name="T7">1</text:span><text:span text:style-name="T8">=x</text:span><text:span text:style-name="T7">0</text:span><text:span text:style-name="T8">+h</text:span></text:p>
            <text:p text:style-name="P7"><text:span text:style-name="T8">x</text:span><text:span text:style-name="T7">2</text:span><text:span text:style-name="T8">=x</text:span><text:span text:style-name="T7">0</text:span><text:span text:style-name="T8">+2h</text:span></text:p>
            <text:p text:style-name="P7"><text:span text:style-name="T8">....</text:span></text:p>
            <text:p text:style-name="P7"><text:span text:style-name="T8">x</text:span><text:span text:style-name="T7">n</text:span><text:span text:style-name="T8">=x</text:span><text:span text:style-name="T7">0</text:span><text:span text:style-name="T8">+nh=b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9">
        <office:forms form:automatic-focus="false" form:apply-design-mode="false"/>
        <draw:frame presentation:style-name="pr4" draw:text-style-name="P13" draw:layer="layout" svg:width="25.199cm" svg:height="3.507cm" svg:x="1.4cm" svg:y="0.837cm" presentation:class="title" presentation:user-transformed="true">
          <draw:text-box>
            <text:p text:style-name="P1"><text:span text:style-name="T3">Valores en la frontera</text:span></text:p>
          </draw:text-box>
        </draw:frame>
        <draw:line draw:style-name="gr5" draw:text-style-name="P12" draw:layer="layout" svg:x1="4.501cm" svg:y1="5cm" svg:x2="4.501cm" svg:y2="16cm">
          <text:p/>
        </draw:line>
        <draw:line draw:style-name="gr5" draw:text-style-name="P12" draw:layer="layout" svg:x1="21.001cm" svg:y1="16cm" svg:x2="4.501cm" svg:y2="16cm">
          <text:p/>
        </draw:line>
        <draw:path draw:style-name="gr6" draw:text-style-name="P12" draw:layer="layout" svg:width="12.199cm" svg:height="4.499cm" svg:x="7.801cm" svg:y="9cm" svg:viewBox="0 0 12200 4500" svg:d="m0 4500c4000-4000 12200-4500 12200-4500">
          <draw:glue-point draw:id="4" svg:x="-3.196cm" svg:y="0.555cm"/>
          <draw:glue-point draw:id="5" svg:x="-3.899cm" svg:y="0.749cm" draw:align="center"/>
          <draw:glue-point draw:id="6" svg:x="-3.196cm" svg:y="1.666cm"/>
          <text:p/>
        </draw:path>
        <draw:frame draw:style-name="gr4" draw:text-style-name="P14" draw:layer="layout" svg:width="1.649cm" svg:height="1.115cm" svg:x="9.188cm" svg:y="16.283cm">
          <draw:text-box>
            <text:p text:style-name="P1"><text:span text:style-name="T13">x</text:span><text:span text:style-name="T14">0</text:span><text:span text:style-name="T13">=a</text:span></text:p>
          </draw:text-box>
        </draw:frame>
        <draw:line draw:style-name="gr5" draw:text-style-name="P12" draw:layer="layout" svg:x1="10.201cm" svg:y1="11.8cm" svg:x2="10.201cm" svg:y2="16cm">
          <text:p/>
        </draw:line>
        <draw:line draw:style-name="gr5" draw:text-style-name="P12" draw:layer="layout" svg:x1="12cm" svg:y1="10.9cm" svg:x2="12cm" svg:y2="16cm">
          <text:p/>
        </draw:line>
        <draw:line draw:style-name="gr5" draw:text-style-name="P12" draw:layer="layout" svg:x1="14cm" svg:y1="10.2cm" svg:x2="14cm" svg:y2="16cm">
          <text:p/>
        </draw:line>
        <draw:line draw:style-name="gr5" draw:text-style-name="P12" draw:layer="layout" svg:x1="16.2cm" svg:y1="9.6cm" svg:x2="16.2cm" svg:y2="16cm">
          <text:p/>
        </draw:line>
        <draw:frame draw:style-name="gr4" draw:text-style-name="P14" draw:layer="layout" svg:width="1.006cm" svg:height="1.115cm" svg:x="11.589cm" svg:y="16.284cm">
          <draw:text-box>
            <text:p text:style-name="P1"><text:span text:style-name="T13">x</text:span><text:span text:style-name="T14">1</text:span></text:p>
          </draw:text-box>
        </draw:frame>
        <draw:frame draw:style-name="gr4" draw:text-style-name="P14" draw:layer="layout" svg:width="1.006cm" svg:height="1.115cm" svg:x="13.49cm" svg:y="16.285cm">
          <draw:text-box>
            <text:p text:style-name="P1"><text:span text:style-name="T13">x</text:span><text:span text:style-name="T14">2</text:span></text:p>
          </draw:text-box>
        </draw:frame>
        <draw:frame draw:style-name="gr4" draw:text-style-name="P14" draw:layer="layout" svg:width="1.006cm" svg:height="1.115cm" svg:x="15.59cm" svg:y="16.285cm">
          <draw:text-box>
            <text:p text:style-name="P1"><text:span text:style-name="T13">x</text:span><text:span text:style-name="T14">3</text:span></text:p>
          </draw:text-box>
        </draw:frame>
        <draw:frame draw:style-name="gr4" draw:text-style-name="P14" draw:layer="layout" svg:width="1.145cm" svg:height="0.971cm" svg:x="16.99cm" svg:y="16.285cm">
          <draw:text-box>
            <text:p text:style-name="P1"><text:span text:style-name="T15">....</text:span></text:p>
          </draw:text-box>
        </draw:frame>
        <draw:line draw:style-name="gr5" draw:text-style-name="P12" draw:layer="layout" svg:x1="19.6cm" svg:y1="9cm" svg:x2="19.6cm" svg:y2="16.1cm">
          <text:p/>
        </draw:line>
        <draw:frame draw:style-name="gr4" draw:text-style-name="P14" draw:layer="layout" svg:width="1.683cm" svg:height="1.115cm" svg:x="19.191cm" svg:y="16.286cm">
          <draw:text-box>
            <text:p text:style-name="P1"><text:span text:style-name="T13">x</text:span><text:span text:style-name="T14">n</text:span><text:span text:style-name="T13">=b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12" draw:text-style-name="P15" draw:layer="layout" svg:width="17.271cm" svg:height="12.336cm" svg:x="2.158cm" svg:y="13.2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13" draw:text-style-name="P3" draw:layer="layout" svg:width="25.199cm" svg:height="13.609cm" svg:x="1.4cm" svg:y="5.039cm" presentation:class="subtitle" presentation:user-transformed="true">
          <draw:text-box>
            <text:p text:style-name="P1"><text:span text:style-name="T2">Habiéndose discretizado el problema continuo, se tratará de obtener la solución para los puntos considerados, esto se resuelve en general, sustituyendo las derivadas que aparezcan en la ecuación diferencial y en sus condiciones iniciales o de frontera, por fórmulas numéricas de derivación que proporcionen una aproximación a a las derivadas o tratando de integrar la ecuación, reemplazando el proceso de integración por una fórmula numérica que se aproxime a la integral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Método de Euler</text:span></text:p>
          </draw:text-box>
        </draw:frame>
        <draw:frame presentation:style-name="pr13" draw:text-style-name="P6" draw:layer="layout" svg:width="22.599cm" svg:height="13.609cm" svg:x="4cm" svg:y="5.039cm" presentation:class="subtitle" presentation:user-transformed="true">
          <draw:text-box>
            <text:p text:style-name="P5"><text:span text:style-name="T2">El método de Euler tiene tres versiones:</text:span></text:p>
            <text:p text:style-name="P5"><text:span text:style-name="T2"/></text:p>
            <text:p text:style-name="P5"><text:span text:style-name="T2">i. Euler hacia adelante.</text:span></text:p>
            <text:p text:style-name="P5"><text:span text:style-name="T2">ii. Euler modificado.</text:span></text:p>
            <text:p text:style-name="P5"><text:span text:style-name="T2">iii. Euler hacia atrás.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Método de Euler</text:span></text:p>
          </draw:text-box>
        </draw:frame>
        <draw:frame presentation:style-name="pr14" draw:text-style-name="P6" draw:layer="layout" svg:width="25.199cm" svg:height="4.586cm" svg:x="1.4cm" svg:y="4.914cm" presentation:class="subtitle" presentation:user-transformed="true">
          <draw:text-box>
            <text:p text:style-name="P5"><text:span text:style-name="T2">Consideremos los dos primeros términos de la expansión de Taylor de </text:span><text:span text:style-name="T4">y(t)</text:span></text:p>
          </draw:text-box>
        </draw:frame>
        <draw:frame draw:style-name="gr2" draw:layer="layout" svg:width="14.841cm" svg:height="1.579cm" svg:x="7cm" svg:y="10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15" draw:text-style-name="P6" draw:layer="layout" svg:width="25.199cm" svg:height="2.586cm" svg:x="1.301cm" svg:y="4.5cm">
          <draw:text-box>
            <text:p text:style-name="P5"><text:span text:style-name="T2">Usemos la siguiente notación:</text:span></text:p>
          </draw:text-box>
        </draw:frame>
        <draw:frame draw:style-name="gr2" draw:layer="layout" svg:width="15.735cm" svg:height="10.812cm" svg:x="8.765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16" draw:text-style-name="P6" draw:layer="layout" svg:width="25.199cm" svg:height="6.586cm" svg:x="1.4cm" svg:y="4.914cm" presentation:class="subtitle" presentation:user-transformed="true">
          <draw:text-box>
            <text:p text:style-name="P5"><text:span text:style-name="T2">El método de Euler hacia adelante para la ecuación </text:span><text:span text:style-name="T4">y</text:span><text:span text:style-name="T16">’(t) = f(y,t)</text:span><text:span text:style-name="T17"> se obtiene re-escribiendo la aproximación por diferencias hacia adelante:</text:span></text:p>
            <text:p text:style-name="P16"><text:span text:style-name="T18"/></text:p>
          </draw:text-box>
        </draw:frame>
        <draw:frame draw:style-name="gr2" draw:layer="layout" svg:width="8.286cm" svg:height="3.104cm" svg:x="9.111cm" svg:y="10.4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7" draw:text-style-name="P6" draw:layer="layout" svg:width="25.199cm" svg:height="2.533cm" svg:x="1.401cm" svg:y="13.991cm">
          <draw:text-box>
            <text:p text:style-name="P5"><text:span text:style-name="T2">como</text:span></text:p>
            <text:p text:style-name="P16"><text:span text:style-name="T18"/></text:p>
          </draw:text-box>
        </draw:frame>
        <draw:frame draw:style-name="gr2" draw:layer="layout" svg:width="10.455cm" svg:height="1.554cm" svg:x="8.96cm" svg:y="14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7" draw:text-style-name="P6" draw:layer="layout" svg:width="25.199cm" svg:height="2.533cm" svg:x="1.402cm" svg:y="17.692cm">
          <draw:text-box>
            <text:p text:style-name="P5"><text:span text:style-name="T2">donde</text:span></text:p>
            <text:p text:style-name="P16"><text:span text:style-name="T18"/></text:p>
          </draw:text-box>
        </draw:frame>
        <draw:frame draw:style-name="gr2" draw:layer="layout" svg:width="7.414cm" svg:height="1.554cm" svg:x="8.96cm" svg:y="1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18" draw:text-style-name="P8" draw:layer="layout" svg:width="25.199cm" svg:height="2.086cm" svg:x="1.4cm" svg:y="4.914cm" presentation:class="subtitle" presentation:user-transformed="true">
          <draw:text-box>
            <text:p text:style-name="P7"><text:span text:style-name="T2">Calculando de manera recursiva y</text:span><text:span text:style-name="T19">n</text:span></text:p>
          </draw:text-box>
        </draw:frame>
        <draw:frame draw:style-name="gr2" draw:layer="layout" svg:width="14.939cm" svg:height="9.678cm" svg:x="4.061cm" svg:y="8.21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19" draw:layer="layout" svg:width="25.199cm" svg:height="3.256cm" svg:x="1.4cm" svg:y="0.962cm" presentation:class="title">
          <draw:text-box>
            <text:p>Ejemplo</text:p>
          </draw:text-box>
        </draw:frame>
        <draw:frame presentation:style-name="pr18" draw:text-style-name="P8" draw:layer="layout" svg:width="25.199cm" svg:height="2.643cm" svg:x="1.401cm" svg:y="4.635cm">
          <draw:text-box>
            <text:p text:style-name="P7"><text:span text:style-name="T2">Resuelve con el método de Euler hacia adelante con h=0.01 para 0&lt;t</text:span><text:span text:style-name="T20">≤</text:span><text:span text:style-name="T21">0.02</text:span></text:p>
          </draw:text-box>
        </draw:frame>
        <draw:frame draw:style-name="gr2" draw:layer="layout" svg:width="15.172cm" svg:height="1.578cm" svg:x="7.828cm" svg:y="9.42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presentation:style-name="pr18" draw:text-style-name="P8" draw:layer="layout" svg:width="25.199cm" svg:height="2.086cm" svg:x="1.801cm" svg:y="3cm">
          <draw:text-box>
            <text:p text:style-name="P7"><text:span text:style-name="T2">Los primeros cálculos con h=0.01 son:</text:span></text:p>
          </draw:text-box>
        </draw:frame>
        <draw:frame draw:style-name="gr2" draw:layer="layout" svg:width="26.363cm" svg:height="10.326cm" svg:x="1.319cm" svg:y="5.2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9">
        <office:forms form:automatic-focus="false" form:apply-design-mode="false"/>
        <draw:frame presentation:style-name="pr20" draw:text-style-name="P17" draw:layer="layout" svg:width="25.199cm" svg:height="3.507cm" svg:x="1.4cm" svg:y="0.837cm" presentation:class="title">
          <draw:text-box>
            <text:p><text:span text:style-name="T2">Problema</text:span></text:p>
          </draw:text-box>
        </draw:frame>
        <draw:frame presentation:style-name="pr18" draw:text-style-name="P8" draw:layer="layout" svg:width="25.199cm" svg:height="7.597cm" svg:x="1.5cm" svg:y="5.5cm">
          <draw:text-box>
            <text:p text:style-name="P7"><text:span text:style-name="T2">Ahora repite para el mismo ejercicio pero con h=0.01, 0.001 y 0.0001 con un código en Fortran para 0</text:span><text:span text:style-name="T22">≤</text:span><text:span text:style-name="T23">t</text:span><text:span text:style-name="T22">≤</text:span><text:span text:style-name="T23">0.09.</text:span></text:p>
            <text:p text:style-name="P7"><text:span text:style-name="T23"/></text:p>
            <text:p text:style-name="P7"><text:span text:style-name="T23">Evalúa los errores de los tres cálculos mediante la comparación con la solución analítica dada por:</text:span></text:p>
          </draw:text-box>
        </draw:frame>
        <draw:frame draw:style-name="gr2" draw:layer="layout" svg:width="16.498cm" svg:height="1.578cm" svg:x="5.5cm" svg:y="14.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Consideraciones al Método de Euler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Este método debe de utilizarse de manera cuidadosa para evitar dos tipos de errores:</text:span></text:p>
            <text:p text:style-name="P7"><text:span text:style-name="T2"/></text:p>
            <text:p text:style-name="P7"><text:span text:style-name="T2">1. de truncamiento.</text:span></text:p>
            <text:p text:style-name="P7"><text:span text:style-name="T2">2. la instabilidad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Inestabilidad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Aparece cuando la constante de tiempo es negativa, a menos de que </text:span><text:span text:style-name="T4">h</text:span><text:span text:style-name="T5"> sea muy pequeño.</text:span></text:p>
            <text:p text:style-name="P1"><text:span text:style-name="T5"/></text:p>
            <text:p text:style-name="P5"><text:span text:style-name="T5">Una ecuación característica con solución decreciente es y</text:span><text:span text:style-name="T17">' = -</text:span><text:span text:style-name="T24">a</text:span><text:span text:style-name="T17">y, y(0) = y</text:span><text:span text:style-name="T25">0</text:span><text:span text:style-name="T26">&gt;0, con </text:span><text:span text:style-name="T27">a</text:span><text:span text:style-name="T26">&gt;0</text:span></text:p>
            <text:p text:style-name="P1"><text:span text:style-name="T26"/></text:p>
            <text:p text:style-name="P5"><text:span text:style-name="T26">La solución exacta es y = y</text:span><text:span text:style-name="T25">0</text:span><text:span text:style-name="T26">exp(-</text:span><text:span text:style-name="T27">a</text:span><text:span text:style-name="T26">t). El método de Euler hacia adelante es:</text:span></text:p>
          </draw:text-box>
        </draw:frame>
        <draw:frame draw:style-name="gr2" draw:layer="layout" svg:width="8.684cm" svg:height="1.555cm" svg:x="11.96cm" svg:y="18.40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21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i </text:span><text:span text:style-name="T27">a</text:span><text:span text:style-name="T26">h &lt; 1, la solución numérica es decreciente y positiva.</text:span></text:p>
              </text:list-item>
              <text:list-item>
                <text:p text:style-name="P1"><text:span text:style-name="T26">Si </text:span><text:span text:style-name="T27">a</text:span><text:span text:style-name="T26">h &gt; 1, el signo de la solución se alterna.</text:span></text:p>
              </text:list-item>
              <text:list-item>
                <text:p text:style-name="P1"><text:span text:style-name="T26">Si </text:span><text:span text:style-name="T27">a</text:span><text:span text:style-name="T26">h &gt; 2, la magnitud de la solución aumenta con cada paso y la solución oscila. Por lo que se tiene una </text:span><text:span text:style-name="T28">inestabilidad</text:span><text:span text:style-name="T2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Método de Euler modificado</text:span></text:p>
          </draw:text-box>
        </draw:frame>
        <draw:frame presentation:style-name="pr22" draw:text-style-name="P6" draw:layer="layout" svg:width="25.199cm" svg:height="7.961cm" svg:x="1.4cm" svg:y="5.039cm" presentation:class="subtitle" presentation:user-transformed="true">
          <draw:text-box>
            <text:p text:style-name="P5"><text:span text:style-name="T2">Este método es más preciso que el de Euler, además es más estable.</text:span></text:p>
            <text:p text:style-name="P1"><text:span text:style-name="T2"/></text:p>
            <text:p text:style-name="P5"><text:span text:style-name="T2">Si usamos la regla del trapecio para integrar la ecuación </text:span><text:span text:style-name="T4">y</text:span><text:span text:style-name="T16">'= f(y,t)</text:span></text:p>
          </draw:text-box>
        </draw:frame>
        <draw:frame draw:style-name="gr2" draw:layer="layout" svg:width="19.399cm" svg:height="2.913cm" svg:x="3.5cm" svg:y="14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Método de Euler hacia atrás</text:span></text:p>
          </draw:text-box>
        </draw:frame>
        <draw:frame presentation:style-name="pr23" draw:text-style-name="P6" draw:layer="layout" svg:width="25.199cm" svg:height="4.086cm" svg:x="1.4cm" svg:y="4.914cm" presentation:class="subtitle" presentation:user-transformed="true">
          <draw:text-box>
            <text:p text:style-name="P5"><text:span text:style-name="T2">Se basa en aproximación por diferencias hacia atrás, se denota por:</text:span></text:p>
          </draw:text-box>
        </draw:frame>
        <draw:frame draw:style-name="gr2" draw:layer="layout" svg:width="12.416cm" svg:height="1.555cm" svg:x="7cm" svg:y="9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3" draw:text-style-name="P6" draw:layer="layout" svg:width="25.199cm" svg:height="4.086cm" svg:x="1.5cm" svg:y="13cm">
          <draw:text-box>
            <text:p text:style-name="P5"><text:span text:style-name="T2">La precisión del método es la misma que en el caso de Euler hacia adelante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Métodos de Runge-Kutta</text:span></text:p>
          </draw:text-box>
        </draw:frame>
        <draw:frame presentation:style-name="pr2" draw:text-style-name="P6" draw:layer="layout" svg:width="25.199cm" svg:height="13.86cm" svg:x="1.4cm" svg:y="4.914cm" presentation:class="subtitle" presentation:user-transformed="true">
          <draw:text-box>
            <text:p text:style-name="P5"><text:span text:style-name="T2">La principal desventaja de los métodos de Euler es que su precisión es baja. Para hacer que el nivel de precisión aumente, hay que reducir </text:span><text:span text:style-name="T4">h</text:span><text:span text:style-name="T5">, pero esto genera que se lleve más tiempo en el cálculo y se propague el error por redondeo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presentation:style-name="pr16" draw:text-style-name="P8" draw:layer="layout" svg:width="25.199cm" svg:height="6.586cm" svg:x="1.301cm" svg:y="3cm" presentation:class="subtitle" presentation:user-transformed="true">
          <draw:text-box>
            <text:p text:style-name="P7"><text:span text:style-name="T2">Sea una EDO: </text:span><text:span text:style-name="T4">y</text:span><text:span text:style-name="T16">'= f(y,t), y(0)=y</text:span><text:span text:style-name="T29">0</text:span></text:p>
            <text:p text:style-name="P5"><text:span text:style-name="T26">para calcular y</text:span><text:span text:style-name="T25">n+1</text:span><text:span text:style-name="T26"> = t</text:span><text:span text:style-name="T25">n</text:span><text:span text:style-name="T26">+h, dando un valor de y</text:span><text:span text:style-name="T25">n</text:span><text:span text:style-name="T26">, se integra la EDO en el intervalo [t</text:span><text:span text:style-name="T25">n</text:span><text:span text:style-name="T26">,t</text:span><text:span text:style-name="T25">n+1</text:span><text:span text:style-name="T26">]</text:span></text:p>
          </draw:text-box>
        </draw:frame>
        <draw:frame draw:style-name="gr2" draw:layer="layout" svg:width="12.53cm" svg:height="2.452cm" svg:x="7.5cm" svg:y="10.04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24" draw:text-style-name="P6" draw:layer="layout" svg:width="25.199cm" svg:height="4.186cm" svg:x="1.401cm" svg:y="14.814cm">
          <draw:text-box>
            <text:p text:style-name="P5"><text:span text:style-name="T17">Se resuelve la ecuación del lado derecho mediante integración numérica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 presentation:user-transformed="true">
          <draw:text-box>
            <text:p text:style-name="P1"><text:span text:style-name="T2">Runge Kutta de segundo orden</text:span></text:p>
          </draw:text-box>
        </draw:frame>
        <draw:frame presentation:style-name="pr6" draw:text-style-name="P6" draw:layer="layout" svg:width="25.199cm" svg:height="3.586cm" svg:x="1.5cm" svg:y="4.414cm" presentation:class="subtitle" presentation:user-transformed="true">
          <draw:text-box>
            <text:p text:style-name="P5"><text:span text:style-name="T2">Aplicando la regla del trapecio al lado derecho de la ecuación anterior:</text:span></text:p>
          </draw:text-box>
        </draw:frame>
        <draw:frame draw:style-name="gr2" draw:layer="layout" svg:width="22.993cm" svg:height="2.913cm" svg:x="2cm" svg:y="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6" draw:text-style-name="P6" draw:layer="layout" svg:width="25.199cm" svg:height="7.138cm" svg:x="1.401cm" svg:y="12.74cm">
          <draw:text-box>
            <text:p text:style-name="P5"><text:span text:style-name="T2">En esta ecuación el término y</text:span><text:span text:style-name="T19">n+1</text:span><text:span text:style-name="T2"> es una incógnita, por lo que se aproxima el segundo término mediante </text:span><text:span text:style-name="T16">f(y</text:span><text:span text:style-name="T28">*</text:span><text:span text:style-name="T29">n+1</text:span><text:span text:style-name="T28">,</text:span><text:span text:style-name="T16">t</text:span><text:span text:style-name="T29">n+1</text:span><text:span text:style-name="T16">) </text:span><text:span text:style-name="T17">donde </text:span><text:span text:style-name="T16">y</text:span><text:span text:style-name="T28">*</text:span><text:span text:style-name="T29">n+1</text:span><text:span text:style-name="T28"> </text:span><text:span text:style-name="T26">es la primera estimación de </text:span><text:span text:style-name="T28">y</text:span><text:span text:style-name="T29">n+1</text:span><text:span text:style-name="T28"> </text:span><text:span text:style-name="T26">obtenido por Euler hacia adelante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>
          <draw:text-box/>
        </draw:frame>
        <draw:frame draw:style-name="gr2" draw:layer="layout" svg:width="10.454cm" svg:height="1.553cm" svg:x="4cm" svg:y="5.44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19.378cm" svg:height="2.909cm" svg:x="4.001cm" svg:y="8.24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18" draw:layer="layout" svg:width="20.5cm" svg:height="1.505cm" svg:x="2.5cm" svg:y="13cm">
          <draw:text-box>
            <text:p text:style-name="P1"><text:span text:style-name="T30">De manera canónica podemos escribir</text:span></text:p>
          </draw:text-box>
        </draw:frame>
        <draw:frame draw:style-name="gr2" draw:layer="layout" svg:width="7.205cm" svg:height="1.555cm" svg:x="2.45cm" svg:y="14.66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10.313cm" svg:height="1.554cm" svg:x="2.5cm" svg:y="17.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10.613cm" svg:height="2.913cm" svg:x="15cm" svg:y="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>
        <office:forms form:automatic-focus="false" form:apply-design-mode="false"/>
        <draw:frame presentation:style-name="pr4" draw:text-style-name="P13" draw:layer="layout" svg:width="25.199cm" svg:height="3.507cm" svg:x="1.4cm" svg:y="0.837cm" presentation:class="title" presentation:user-transformed="true">
          <draw:text-box>
            <text:p text:style-name="P1"><text:span text:style-name="T3">Ejercicio sobre un circuito eléctrico</text:span></text:p>
          </draw:text-box>
        </draw:frame>
        <draw:frame presentation:style-name="pr25" draw:text-style-name="P6" draw:layer="layout" svg:width="25.199cm" svg:height="6.961cm" svg:x="1.4cm" svg:y="5.039cm" presentation:class="subtitle" presentation:user-transformed="true">
          <draw:text-box>
            <text:p text:style-name="P5"><text:span text:style-name="T2">El circuito que se muestra al lado, tiene los siguientes valores L=50 H, R = 20 </text:span><text:span text:style-name="T31">W</text:span><text:span text:style-name="T2">, V = 10 V. En t = 0, I(t) satisface</text:span></text:p>
          </draw:text-box>
        </draw:frame>
        <draw:frame draw:style-name="gr2" draw:layer="layout" svg:width="16.562cm" svg:height="2.912cm" svg:x="5cm" svg:y="11.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25" draw:text-style-name="P6" draw:layer="layout" svg:width="25.199cm" svg:height="6.961cm" svg:x="1.401cm" svg:y="14.24cm">
          <draw:text-box>
            <text:p text:style-name="P5"><text:span text:style-name="T2">Con RK2, calcular la corriente para 0</text:span><text:span text:style-name="T32">≤t≤10 segundos, con h=0.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9">
        <office:forms form:automatic-focus="false" form:apply-design-mode="false"/>
        <draw:frame presentation:style-name="pr20" draw:text-style-name="P17" draw:layer="layout" svg:width="25.199cm" svg:height="3.507cm" svg:x="1.4cm" svg:y="0.837cm" presentation:class="title">
          <draw:text-box>
            <text:p><text:span text:style-name="T2">El circuito eléctrico</text:span></text:p>
          </draw:text-box>
        </draw:frame>
        <draw:frame draw:style-name="gr8" draw:text-style-name="P12" draw:layer="layout" svg:width="14.974cm" svg:height="11.249cm" svg:x="8cm" svg:y="6cm">
          <draw:image xlink:href="Pictures/2000005B00003A7F00002BF252644D4D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office:forms form:automatic-focus="false" form:apply-design-mode="false"/>
        <draw:frame presentation:style-name="pr26" draw:text-style-name="P17" draw:layer="layout" svg:width="25.199cm" svg:height="2.961cm" svg:x="1.5cm" svg:y="1.5cm" presentation:class="subtitle" presentation:user-transformed="true">
          <draw:text-box>
            <text:p><text:span text:style-name="T2">Se re-escribe la ecuación como</text:span></text:p>
          </draw:text-box>
        </draw:frame>
        <draw:frame draw:style-name="gr2" draw:layer="layout" svg:width="12.706cm" svg:height="2.908cm" svg:x="8.294cm" svg:y="4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6" draw:text-style-name="P17" draw:layer="layout" svg:width="25.199cm" svg:height="2.961cm" svg:x="1.5cm" svg:y="8.039cm">
          <draw:text-box>
            <text:p><text:span text:style-name="T2">Desarrollando el método RK2, tenemos</text:span></text:p>
          </draw:text-box>
        </draw:frame>
        <draw:frame draw:style-name="gr2" draw:layer="layout" svg:width="11.979cm" svg:height="9.57cm" svg:x="9.021cm" svg:y="10.9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úmero&gt;</text:page-number></text:span></text:p>
        </draw:text-box>
      </draw:frame>
      <draw:frame draw:style-name="Mgr3" draw:text-style-name="MP6" draw:layer="backgroundobjects" svg:width="14cm" svg:height="0.734cm" svg:x="13.9cm" svg:y="20.166cm">
        <draw:text-box>
          <text:p text:style-name="MP6">Curso Física Computacional – M. en C. Gustavo Contreras Mayén</text:p>
        </draw:text-box>
      </draw:fram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7-10-23T11:35:10</meta:creation-date>
    <dc:date>2010-04-06T17:39:11.26</dc:date>
    <dc:language>es-ES</dc:language>
    <meta:editing-cycles>68</meta:editing-cycles>
    <meta:editing-duration>PT15H36M12S</meta:editing-duration>
    <dc:creator>Gustavo CM</dc:creator>
    <meta:document-statistic meta:object-count="2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row>
                <math:mfrac>
                  <math:mi math:fontstyle="italic">dy</math:mi>
                  <math:mi math:fontstyle="italic">dx</math:mi>
                </math:mfrac>
                <math:mo math:stretchy="false">=</math:mo>
                <math:mi>cos</math:mi>
              </math:mrow>
              <math:mi>x</math:mi>
            </math:mrow>
          </math:mrow>
        </math:mstyle>
      </math:mtr>
      <math:mtr/>
      <math:mtr>
        <math:mstyle math:fontsize="30pt">
          <math:mrow>
            <math:mrow>
              <math:mrow>
                <math:mrow>
                  <math:mfrac>
                    <math:mrow>
                      <math:mo math:stretchy="false">(</math:mo>
                      <math:mrow>
                        <math:msup>
                          <math:mi>d</math:mi>
                          <math:mn>2</math:mn>
                        </math:msup>
                        <math:mi>y</math:mi>
                      </math:mrow>
                      <math:mo math:stretchy="false">)</math:mo>
                    </math:mrow>
                    <math:msup>
                      <math:mi math:fontstyle="italic">dx</math:mi>
                      <math:mn>2</math:mn>
                    </math:msup>
                  </math:mfrac>
                  <math:mo math:stretchy="false">=</math:mo>
                  <math:mi>cos</math:mi>
                </math:mrow>
                <math:mi>x</math:mi>
              </math:mrow>
            </math:mrow>
          </math:mrow>
        </math:mstyle>
      </math:mtr>
      <math:mtr/>
      <math:mtr>
        <math:mstyle math:fontsize="30pt">
          <math:mrow>
            <math:mrow>
              <math:mrow>
                <math:mo math:stretchy="false">(</math:mo>
                <math:mrow>
                  <math:msup>
                    <math:mi>x</math:mi>
                    <math:mn>2</math:mn>
                  </math:msup>
                  <math:mo math:stretchy="false">+</math:mo>
                  <math:msup>
                    <math:mi>y</math:mi>
                    <math:mn>2</math:mn>
                  </math:msup>
                </math:mrow>
                <math:mo math:stretchy="false">)</math:mo>
              </math:mrow>
              <math:mrow>
                <math:mi math:fontstyle="italic">dx</math:mi>
                <math:mo math:stretchy="false">+</math:mo>
                <math:mn>2xy</math:mn>
              </math:mrow>
              <math:mrow>
                <math:mi math:fontstyle="italic">dy</math:mi>
                <math:mo math:stretchy="false">=</math:mo>
                <math:mn>0</math:mn>
              </math:mrow>
            </math:mrow>
          </math:mrow>
        </math:mstyle>
      </math:mtr>
      <math:mtr/>
      <math:mtr>
        <math:mstyle math:fontsize="30pt">
          <math:mrow>
            <math:mrow>
              <math:mrow>
                <math:mrow>
                  <math:msup>
                    <math:mfenced math:open="[" math:close="]">
                      <math:mfrac>
                        <math:mrow>
                          <math:mo math:stretchy="false">(</math:mo>
                          <math:mrow>
                            <math:msup>
                              <math:mi>d</math:mi>
                              <math:mn>2</math:mn>
                            </math:msup>
                            <math:mi>w</math:mi>
                          </math:mrow>
                          <math:mo math:stretchy="false">)</math:mo>
                        </math:mrow>
                        <math:msup>
                          <math:mi math:fontstyle="italic">dx</math:mi>
                          <math:mn>2</math:mn>
                        </math:msup>
                      </math:mfrac>
                    </math:mfenced>
                    <math:mn>3</math:mn>
                  </math:msup>
                  <math:mo math:stretchy="false">−</math:mo>
                  <math:mi math:fontstyle="italic">xy</math:mi>
                </math:mrow>
                <math:mrow>
                  <math:mrow>
                    <math:mfrac>
                      <math:mi math:fontstyle="italic">dw</math:mi>
                      <math:mi math:fontstyle="italic">dx</math:mi>
                    </math:mfrac>
                    <math:mo math:stretchy="false">+</math:mo>
                    <math:mi>w</math:mi>
                  </math:mrow>
                  <math:mo math:stretchy="false">=</math:mo>
                  <math:mn>0</math:mn>
                </math:mrow>
              </math:mrow>
            </math:mrow>
          </math:mrow>
        </math:mstyle>
      </math:mtr>
    </math:mtable>
    <math:annotation math:encoding="StarMath 5.0">size 30 {dy over dx = cos x }
newline
newline
size 30{alignc{(d^{2}y) over dx^{2}} = cos x }
newline
newline
size 30{(x^{2}+y^{2})dx + 2xy dy = 0 }
newline
newline
size 30{alignc{left [ (d^{2}w) over dx^{2}right ]}^{3} -xy dw over dx+w = 0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frac>
            <math:mi>d</math:mi>
            <math:mi math:fontstyle="italic">dt</math:mi>
          </math:mfrac>
          <math:mrow>
            <math:mi>I</math:mi>
            <math:mo math:stretchy="false">=</math:mo>
            <math:mfrac>
              <math:mrow>
                <math:mo math:stretchy="false">−</math:mo>
                <math:mi>R</math:mi>
              </math:mrow>
              <math:mi>L</math:mi>
            </math:mfrac>
          </math:mrow>
          <math:mrow>
            <math:mrow>
              <math:mi>I</math:mi>
              <math:mo math:stretchy="false">+</math:mo>
              <math:mfrac>
                <math:mi>E</math:mi>
                <math:mi>L</math:mi>
              </math:mfrac>
            </math:mrow>
            <math:mo math:stretchy="false">≡</math:mo>
            <math:mi>f</math:mi>
          </math:mrow>
          <math:mrow>
            <math:mo math:stretchy="false">(</math:mo>
            <math:mrow>
              <math:mi>i</math:mi>
              <math:mi>,</math:mi>
              <math:mi>t</math:mi>
            </math:mrow>
            <math:mo math:stretchy="false">)</math:mo>
          </math:mrow>
        </math:mrow>
      </math:mrow>
    </math:mstyle>
    <math:annotation math:encoding="StarMath 5.0">size 35{d over dt I = - R over L I + E over L equiv f(i,t)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k</math:mi>
                  <math:mn>1</math:mn>
                </math:msub>
                <math:mo math:stretchy="false">=</math:mo>
                <math:mi>h</math:mi>
              </math:mrow>
              <math:mfenced math:open="[" math:close="]">
                <math:mrow>
                  <math:mrow>
                    <math:mo math:stretchy="false">−</math:mo>
                    <math:mfrac>
                      <math:mi>R</math:mi>
                      <math:mi>L</math:mi>
                    </math:mfrac>
                  </math:mrow>
                  <math:mrow>
                    <math:msub>
                      <math:mi>I</math:mi>
                      <math:mi>n</math:mi>
                    </math:msub>
                    <math:mo math:stretchy="false">+</math:mo>
                    <math:mfrac>
                      <math:mi>E</math:mi>
                      <math:mi>L</math:mi>
                    </math:mfrac>
                  </math:mrow>
                </math:mrow>
              </math:mfenced>
            </math:mrow>
          </math:mrow>
        </math:mstyle>
      </math:mtr>
      <math:mtr>
        <math:mstyle math:fontsize="35pt">
          <math:mrow>
            <math:mrow>
              <math:mrow>
                <math:msub>
                  <math:mi>k</math:mi>
                  <math:mn>2</math:mn>
                </math:msub>
                <math:mo math:stretchy="false">=</math:mo>
                <math:mi>h</math:mi>
              </math:mrow>
              <math:mfenced math:open="[" math:close="]">
                <math:mrow>
                  <math:mrow>
                    <math:mo math:stretchy="false">−</math:mo>
                    <math:mfrac>
                      <math:mi>R</math:mi>
                      <math:mi>L</math:mi>
                    </math:mfrac>
                  </math:mrow>
                  <math:mrow>
                    <math:mrow>
                      <math:mo math:stretchy="false">(</math:mo>
                      <math:mrow>
                        <math:msub>
                          <math:mi>I</math:mi>
                          <math:mi>n</math:mi>
                        </math:msub>
                        <math:mo math:stretchy="false">+</math:mo>
                        <math:msub>
                          <math:mi>k</math:mi>
                          <math:mn>1</math:mn>
                        </math:msub>
                      </math:mrow>
                      <math:mo math:stretchy="false">)</math:mo>
                    </math:mrow>
                    <math:mo math:stretchy="false">+</math:mo>
                    <math:mfrac>
                      <math:mi>E</math:mi>
                      <math:mi>L</math:mi>
                    </math:mfrac>
                  </math:mrow>
                </math:mrow>
              </math:mfenced>
            </math:mrow>
          </math:mrow>
        </math:mstyle>
      </math:mtr>
      <math:mtr>
        <math:mstyle math:fontsize="35pt">
          <math:mrow>
            <math:mrow>
              <math:mrow>
                <math:msub>
                  <math:mi>I</math:mi>
                  <math:mrow>
                    <math:mi>n</math:mi>
                    <math:mo math:stretchy="false">+</math:mo>
                    <math:mn>1</math:mn>
                  </math:mrow>
                </math:msub>
                <math:mo math:stretchy="false">=</math:mo>
                <math:mrow>
                  <math:msub>
                    <math:mi>I</math:mi>
                    <math:mi>n</math:mi>
                  </math:msub>
                  <math:mo math:stretchy="false">+</math:mo>
                  <math:mfrac>
                    <math:mn>1</math:mn>
                    <math:mn>2</math:mn>
                  </math:mfrac>
                </math:mrow>
              </math:mrow>
              <math:mrow>
                <math:mo math:stretchy="false">(</math:mo>
                <math:mrow>
                  <math:msub>
                    <math:mi>k</math:mi>
                    <math:mn>1</math:mn>
                  </math:msub>
                  <math:mo math:stretchy="false">+</math:mo>
                  <math:msub>
                    <math:mi>k</math:mi>
                    <math:mn>2</math:mn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35{ k_{1} =  h left [ - {R over L} I_{n} + E over L right ] }
newline
size 35{ k_{2} =  h left [ - {R over L} (I_{n}+k_{1}) + E over L right ] }
newline
size 35{I_{n+1}= I_{n}+ 1 over 2 (k_{1}+k_{2}) 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y</math:mi>
          <math:mrow>
            <math:mrow>
              <math:mo math:stretchy="false">(</math:mo>
              <math:mrow>
                <math:mi>t</math:mi>
                <math:mo math:stretchy="false">+</math:mo>
                <math:mi>h</math:mi>
              </math:mrow>
              <math:mo math:stretchy="false">)</math:mo>
            </math:mrow>
            <math:mo math:stretchy="false">=</math:mo>
            <math:mi>y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sup>
              <math:mi math:fontstyle="italic">hy</math:mi>
              <math:mi>'</math:mi>
            </math:msup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n>0</math:mn>
          </math:mrow>
          <math:mrow>
            <math:mo math:stretchy="false">(</math:mo>
            <math:msup>
              <math:mi>h</math:mi>
              <math:mn>2</math:mn>
            </math:msup>
            <math:mo math:stretchy="false">)</math:mo>
          </math:mrow>
        </math:mrow>
      </math:mrow>
    </math:mstyle>
    <math:annotation math:encoding="StarMath 5.0">size 35{y(t+h)=y(t)+hy^{'}(t)+0(h^{2}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o math:stretchy="false">(</math:mo>
                <math:mrow>
                  <math:msub>
                    <math:mi>y</math:mi>
                    <math:mrow>
                      <math:mi>n</math:mi>
                      <math:mo math:stretchy="false">+</math:mo>
                      <math:mn>1</math:mn>
                    </math:mrow>
                  </math:msub>
                  <math:mo math:stretchy="false">−</math:mo>
                  <math:msub>
                    <math:mi>y</math:mi>
                    <math:mi>n</math:mi>
                  </math:msub>
                </math:mrow>
                <math:mo math:stretchy="false">)</math:mo>
              </math:mrow>
              <math:mi>h</math:mi>
            </math:mfrac>
            <math:mo math:stretchy="false">≃</math:mo>
            <math:mi>y</math:mi>
          </math:mrow>
          <math:msub>
            <math:mi>'</math:mi>
            <math:mi>n</math:mi>
          </math:msub>
        </math:mrow>
      </math:mrow>
    </math:mstyle>
    <math:annotation math:encoding="StarMath 5.0">size 35{(y_{n+1}-y_{n}) over h simeq y'_{n} 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i math:fontstyle="italic">hf</math:mi>
            </math:mrow>
          </math:mrow>
          <math:mrow>
            <math:mo math:stretchy="false">(</math:mo>
            <math:mrow>
              <math:msub>
                <math:mi>y</math:mi>
                <math:mi>n</math:mi>
              </math:msub>
              <math:mi>,</math:mi>
              <math:msub>
                <math:mi>t</math:mi>
                <math:mi>n</math:mi>
              </math:msub>
            </math:mrow>
            <math:mo math:stretchy="false">)</math:mo>
          </math:mrow>
        </math:mrow>
      </math:mrow>
    </math:mstyle>
    <math:annotation math:encoding="StarMath 5.0">size 35{y_{n+1} = y_{n} +hf(y_{n},t_{n})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y</math:mi>
          <math:mrow>
            <math:msub>
              <math:mi>'</math:mi>
              <math:mi>n</math:mi>
            </math:msub>
            <math:mo math:stretchy="false">=</math:mo>
            <math:mi>f</math:mi>
          </math:mrow>
          <math:mrow>
            <math:mo math:stretchy="false">(</math:mo>
            <math:mrow>
              <math:msub>
                <math:mi>y</math:mi>
                <math:mi>n</math:mi>
              </math:msub>
              <math:mi>,</math:mi>
              <math:msub>
                <math:mi>t</math:mi>
                <math:mi>n</math:mi>
              </math:msub>
            </math:mrow>
            <math:mo math:stretchy="false">)</math:mo>
          </math:mrow>
        </math:mrow>
      </math:mrow>
    </math:mstyle>
    <math:annotation math:encoding="StarMath 5.0">size 35{y'_{n} = f(y_{n},t_{n})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row>
                <math:msub>
                  <math:mi>y</math:mi>
                  <math:mn>1</math:mn>
                </math:msub>
                <math:mo math:stretchy="false">=</math:mo>
                <math:mrow>
                  <math:msub>
                    <math:mi>y</math:mi>
                    <math:mn>0</math:mn>
                  </math:msub>
                  <math:mo math:stretchy="false">+</math:mo>
                  <math:mi math:fontstyle="italic">hy</math:mi>
                </math:mrow>
              </math:mrow>
              <math:mrow>
                <math:msub>
                  <math:mi>'</math:mi>
                  <math:mn>0</math:mn>
                </math:msub>
                <math:mo math:stretchy="false">=</math:mo>
                <math:mrow>
                  <math:msub>
                    <math:mi>y</math:mi>
                    <math:mn>0</math:mn>
                  </math:msub>
                  <math:mo math:stretchy="false">+</math:mo>
                  <math:mi math:fontstyle="italic">hf</math:mi>
                </math:mrow>
              </math:mrow>
              <math:mrow>
                <math:mo math:stretchy="false">(</math:mo>
                <math:mrow>
                  <math:msub>
                    <math:mi>y</math:mi>
                    <math:mn>0</math:mn>
                  </math:msub>
                  <math:mi>,</math:mi>
                  <math:msub>
                    <math:mi>t</math:mi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y</math:mi>
                  <math:mn>2</math:mn>
                </math:msub>
                <math:mo math:stretchy="false">=</math:mo>
                <math:mrow>
                  <math:msub>
                    <math:mi>y</math:mi>
                    <math:mn>1</math:mn>
                  </math:msub>
                  <math:mo math:stretchy="false">+</math:mo>
                  <math:mi math:fontstyle="italic">hf</math:mi>
                </math:mrow>
              </math:mrow>
              <math:mrow>
                <math:mo math:stretchy="false">(</math:mo>
                <math:mrow>
                  <math:msub>
                    <math:mi>y</math:mi>
                    <math:mn>1</math:mn>
                  </math:msub>
                  <math:mi>,</math:mi>
                  <math:msub>
                    <math:mi>t</math:mi>
                    <math:mn>1</math:mn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row>
              <math:mrow>
                <math:msub>
                  <math:mi>y</math:mi>
                  <math:mn>3</math:mn>
                </math:msub>
                <math:mo math:stretchy="false">=</math:mo>
                <math:mrow>
                  <math:msub>
                    <math:mi>y</math:mi>
                    <math:mn>2</math:mn>
                  </math:msub>
                  <math:mo math:stretchy="false">+</math:mo>
                  <math:mi math:fontstyle="italic">hf</math:mi>
                </math:mrow>
              </math:mrow>
              <math:mrow>
                <math:mo math:stretchy="false">(</math:mo>
                <math:mrow>
                  <math:msub>
                    <math:mi>y</math:mi>
                    <math:mn>2</math:mn>
                  </math:msub>
                  <math:mi>,</math:mi>
                  <math:msub>
                    <math:mi>t</math:mi>
                    <math:mn>2</math:mn>
                  </math:msub>
                </math:mrow>
                <math:mo math:stretchy="false">)</math:mo>
              </math:mrow>
            </math:mrow>
          </math:mrow>
        </math:mstyle>
      </math:mtr>
      <math:mtr/>
      <math:mtr>
        <math:mstyle math:fontsize="35pt">
          <math:mrow>
            <math:mo math:stretchy="false">⋮</math:mo>
          </math:mrow>
        </math:mstyle>
      </math:mtr>
      <math:mtr/>
      <math:mtr>
        <math:mstyle math:fontsize="35pt">
          <math:mrow>
            <math:mrow>
              <math:mrow>
                <math:msub>
                  <math:mi>y</math:mi>
                  <math:mi>n</math:mi>
                </math:msub>
                <math:mo math:stretchy="false">=</math:mo>
                <math:mrow>
                  <math:msub>
                    <math:mi>y</math:mi>
                    <math:mrow>
                      <math:mi>n</math:mi>
                      <math:mo math:stretchy="false">−</math:mo>
                      <math:mn>1</math:mn>
                    </math:mrow>
                  </math:msub>
                  <math:mo math:stretchy="false">+</math:mo>
                  <math:mi math:fontstyle="italic">hf</math:mi>
                </math:mrow>
              </math:mrow>
              <math:mrow>
                <math:mo math:stretchy="false">(</math:mo>
                <math:mrow>
                  <math:msub>
                    <math:mi>y</math:mi>
                    <math:mrow>
                      <math:mi>n</math:mi>
                      <math:mo math:stretchy="false">−</math:mo>
                      <math:mn>1</math:mn>
                    </math:mrow>
                  </math:msub>
                  <math:mi>,</math:mi>
                  <math:msub>
                    <math:mi>t</math:mi>
                    <math:mrow>
                      <math:mi>n</math:mi>
                      <math:mo math:stretchy="false">−</math:mo>
                      <math:mn>1</math:mn>
                    </math:mrow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35{y_{1} = y_{0} +hy'_{0} = y_{0}+hf(y_{0},t_{0})}
newline
newline
size 35{y_{2} = y_{1} +hf(y_{1},t_{1})}
newline
newline
size 35{y_{3} = y_{2} +hf(y_{2},t_{2})}
newline
newline
size 35{dotsvert}
newline
newline
size 35{y_{n} = y_{n-1} +hf(y_{n-1},t_{n-1})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y</math:mi>
              <math:mrow>
                <math:mrow>
                  <math:mo math:stretchy="false">(</math:mo>
                  <math:msub>
                    <math:mi>t</math:mi>
                    <math:mn>0</math:mn>
                  </math:msub>
                  <math:mo math:stretchy="false">)</math:mo>
                </math:mrow>
                <math:mo math:stretchy="false">=</math:mo>
                <math:msub>
                  <math:mi>y</math:mi>
                  <math:mn>0</math:mn>
                </math:msub>
              </math:mrow>
            </math:mrow>
          </math:mrow>
        </math:mstyle>
      </math:mtr>
      <math:mtr>
        <math:mstyle math:fontsize="35pt">
          <math:mrow>
            <math:mrow>
              <math:mi>f</math:mi>
              <math:mrow>
                <math:mrow>
                  <math:mo math:stretchy="false">(</math:mo>
                  <math:msub>
                    <math:mi>t</math:mi>
                    <math:mn>0</math:mn>
                  </math:msub>
                  <math:mo math:stretchy="false">)</math:mo>
                </math:mrow>
                <math:mo math:stretchy="false">=</math:mo>
                <math:msub>
                  <math:mi>f</math:mi>
                  <math:mn>0</math:mn>
                </math:msub>
              </math:mrow>
            </math:mrow>
          </math:mrow>
        </math:mstyle>
      </math:mtr>
      <math:mtr>
        <math:mstyle math:fontsize="35pt">
          <math:mrow>
            <math:mrow>
              <math:mi>y</math:mi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=</math:mo>
                <math:mi>y</math:mi>
              </math:mrow>
              <math:mrow>
                <math:mrow>
                  <math:mo math:stretchy="false">(</math:mo>
                  <math:mrow>
                    <math:msub>
                      <math:mi>t</math:mi>
                      <math:mn>0</math:mn>
                    </math:msub>
                    <math:mo math:stretchy="false">+</math:mo>
                    <math:mi math:fontstyle="italic">nh</math:mi>
                  </math:mrow>
                  <math:mo math:stretchy="false">)</math:mo>
                </math:mrow>
                <math:mo math:stretchy="false">=</math:mo>
                <math:msub>
                  <math:mi>y</math:mi>
                  <math:mn>0</math:mn>
                </math:msub>
              </math:mrow>
            </math:mrow>
          </math:mrow>
        </math:mstyle>
      </math:mtr>
      <math:mtr>
        <math:mstyle math:fontsize="35pt">
          <math:mrow>
            <math:mrow>
              <math:mi>f</math:mi>
              <math:mrow>
                <math:mrow>
                  <math:mo math:stretchy="false">(</math:mo>
                  <math:msub>
                    <math:mi>y</math:mi>
                    <math:mi>n</math:mi>
                  </math:msub>
                  <math:mo math:stretchy="false">)</math:mo>
                </math:mrow>
                <math:mo math:stretchy="false">=</math:mo>
                <math:msub>
                  <math:mi>f</math:mi>
                  <math:mi>n</math:mi>
                </math:msub>
              </math:mrow>
            </math:mrow>
          </math:mrow>
        </math:mstyle>
      </math:mtr>
      <math:mtr>
        <math:mstyle math:fontsize="35pt">
          <math:mrow>
            <math:mrow>
              <math:mi>y</math:mi>
              <math:mrow>
                <math:mrow>
                  <math:mo math:stretchy="false">(</math:mo>
                  <math:mrow>
                    <math:mi>t</math:mi>
                    <math:mo math:stretchy="false">+</math:mo>
                    <math:mi>h</math:mi>
                  </math:mrow>
                  <math:mo math:stretchy="false">)</math:mo>
                </math:mrow>
                <math:mo math:stretchy="false">=</math:mo>
                <math:mi>y</math:mi>
              </math:mrow>
              <math:mrow>
                <math:mrow>
                  <math:mo math:stretchy="false">(</math:mo>
                  <math:mrow>
                    <math:mrow>
                      <math:msub>
                        <math:mi>t</math:mi>
                        <math:mn>0</math:mn>
                      </math:msub>
                      <math:mo math:stretchy="false">+</math:mo>
                      <math:mrow>
                        <math:mo math:stretchy="false">(</math:mo>
                        <math:mrow>
                          <math:mi>n</math:mi>
                          <math:mo math:stretchy="false">+</math:mo>
                          <math:mn>1</math:mn>
                        </math:mrow>
                        <math:mo math:stretchy="false">)</math:mo>
                      </math:mrow>
                    </math:mrow>
                    <math:mi>h</math:mi>
                  </math:mrow>
                  <math:mo math:stretchy="false">)</math:mo>
                </math:mrow>
                <math:mo math:stretchy="false">=</math:mo>
                <math:msub>
                  <math:mi>y</math:mi>
                  <math:mrow>
                    <math:mi>n</math:mi>
                    <math:mo math:stretchy="false">+</math:mo>
                    <math:mn>1</math:mn>
                  </math:mrow>
                </math:msub>
              </math:mrow>
            </math:mrow>
          </math:mrow>
        </math:mstyle>
      </math:mtr>
      <math:mtr>
        <math:mstyle math:fontsize="35pt">
          <math:mrow>
            <math:mrow>
              <math:mi>f</math:mi>
              <math:mrow>
                <math:mrow>
                  <math:mo math:stretchy="false">(</math:mo>
                  <math:msub>
                    <math:mi>y</math:mi>
                    <math:mrow>
                      <math:mi>n</math:mi>
                      <math:mo math:stretchy="false">+</math:mo>
                      <math:mn>1</math:mn>
                    </math:mrow>
                  </math:msub>
                  <math:mo math:stretchy="false">)</math:mo>
                </math:mrow>
                <math:mo math:stretchy="false">=</math:mo>
                <math:msub>
                  <math:mi>f</math:mi>
                  <math:mrow>
                    <math:mi>n</math:mi>
                    <math:mo math:stretchy="false">+</math:mo>
                    <math:mn>1</math:mn>
                  </math:mrow>
                </math:msub>
              </math:mrow>
            </math:mrow>
          </math:mrow>
        </math:mstyle>
      </math:mtr>
      <math:mtr>
        <math:mstyle math:fontsize="35pt">
          <math:mrow>
            <math:mrow>
              <math:mrow>
                <math:mi>t</math:mi>
                <math:mo math:stretchy="false">+</math:mo>
                <math:mi math:fontstyle="italic">nh</math:mi>
              </math:mrow>
              <math:mo math:stretchy="false">=</math:mo>
              <math:mi math:fontstyle="italic">tn</math:mi>
            </math:mrow>
          </math:mrow>
        </math:mstyle>
      </math:mtr>
    </math:mtable>
    <math:annotation math:encoding="StarMath 5.0">size 35{y(t_{0}) = y_{0}}
newline
size 35{f(t_{0}) = f_{0}}
newline
size 35{y(t) = y(t_{0}+nh) = y_{0}}
newline
size 35{f(y_{n}) = f_{n}}
newline
size 35{y(t+h) = y(t_{0} + (n+1)h) = y_{n+1}}
newline
size 35{f(y_{n+1}) = f_{n+1}}
newline
size 35{t+nh = tn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o math:stretchy="false">(</math:mo>
              <math:mrow>
                <math:mrow>
                  <math:mn>1</math:mn>
                  <math:mo math:stretchy="false">−</math:mo>
                  <math:mo math:stretchy="false">α</math:mo>
                </math:mrow>
                <math:mi>h</math:mi>
              </math:mrow>
              <math:mo math:stretchy="false">)</math:mo>
            </math:mrow>
          </math:mrow>
          <math:msub>
            <math:mi>y</math:mi>
            <math:mi>n</math:mi>
          </math:msub>
        </math:mrow>
      </math:mrow>
    </math:mstyle>
    <math:annotation math:encoding="StarMath 5.0">size 35{y_{n+1} = (1- %alpha h) y_{n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frac>
                <math:mi>h</math:mi>
                <math:mn>2</math:mn>
              </math:mfrac>
            </math:mrow>
          </math:mrow>
          <math:mrow>
            <math:mo math:stretchy="false">[</math:mo>
            <math:mrow>
              <math:mi>f</math:mi>
              <math:mrow>
                <math:mrow>
                  <math:mo math:stretchy="false">(</math:mo>
                  <math:mrow>
                    <math:msub>
                      <math:mi>y</math:mi>
                      <math:mrow>
                        <math:mi>n</math:mi>
                        <math:mo math:stretchy="false">+</math:mo>
                        <math:mn>1</math:mn>
                      </math:mrow>
                    </math:msub>
                    <math:mi>,</math:mi>
                    <math:msub>
                      <math:mi>t</math:mi>
                      <math:mrow>
                        <math:mi>n</math:mi>
                        <math:mo math:stretchy="false">+</math:mo>
                        <math:mn>1</math:mn>
                      </math:mrow>
                    </math:msub>
                  </math:mrow>
                  <math:mo math:stretchy="false">)</math:mo>
                </math:mrow>
                <math:mo math:stretchy="false">+</math:mo>
                <math:mi>f</math:mi>
              </math:mrow>
              <math:mrow>
                <math:mo math:stretchy="false">(</math:mo>
                <math:mrow>
                  <math:msub>
                    <math:mi>y</math:mi>
                    <math:mi>n</math:mi>
                  </math:msub>
                  <math:mi>,</math:mi>
                  <math:msub>
                    <math:mi>t</math:mi>
                    <math:mi>n</math:mi>
                  </math:msub>
                </math:mrow>
                <math:mo math:stretchy="false">)</math:mo>
              </math:mrow>
            </math:mrow>
            <math:mo math:stretchy="false">]</math:mo>
          </math:mrow>
        </math:mrow>
      </math:mrow>
    </math:mstyle>
    <math:annotation math:encoding="StarMath 5.0">size 35{y_{n+1} = y_{n} +h over 2 [f(y_{n+1},t_{n+1})+f(y_{n},t_{n})]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i math:fontstyle="italic">hf</math:mi>
            </math:mrow>
          </math:mrow>
          <math:mrow>
            <math:mo math:stretchy="false">(</math:mo>
            <math:mrow>
              <math:msub>
                <math:mi>y</math:mi>
                <math:mrow>
                  <math:mi>n</math:mi>
                  <math:mo math:stretchy="false">+</math:mo>
                  <math:mn>1</math:mn>
                </math:mrow>
              </math:msub>
              <math:mi>,</math:mi>
              <math:msub>
                <math:mi>t</math:mi>
                <math:mrow>
                  <math:mi>n</math:mi>
                  <math:mo math:stretchy="false">+</math:mo>
                  <math:mn>1</math:mn>
                </math:mrow>
              </math:msub>
            </math:mrow>
            <math:mo math:stretchy="false">)</math:mo>
          </math:mrow>
        </math:mrow>
      </math:mrow>
    </math:mstyle>
    <math:annotation math:encoding="StarMath 5.0">size 35{y_{n+1} = y_{n} +hf(y_{n+1},t_{n+1})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row>
                <math:msubsup>
                  <math:mo math:stretchy="false">∫</math:mo>
                  <math:msub>
                    <math:mi>t</math:mi>
                    <math:mi>n</math:mi>
                  </math:msub>
                  <math:msub>
                    <math:mi>t</math:mi>
                    <math:mrow>
                      <math:mi>n</math:mi>
                      <math:mo math:stretchy="false">+</math:mo>
                      <math:mn>1</math:mn>
                    </math:mrow>
                  </math:msub>
                </math:msubsup>
                <math:mi>f</math:mi>
              </math:mrow>
            </math:mrow>
          </math:mrow>
          <math:mrow>
            <math:mo math:stretchy="false">(</math:mo>
            <math:mrow>
              <math:mi>y</math:mi>
              <math:mi>,</math:mi>
              <math:mi>t</math:mi>
            </math:mrow>
            <math:mo math:stretchy="false">)</math:mo>
          </math:mrow>
          <math:mi math:fontstyle="italic">dt</math:mi>
        </math:mrow>
      </math:mrow>
    </math:mstyle>
    <math:annotation math:encoding="StarMath 5.0">size 35{y_{n+1}=y_{n}+int^{t_{n+1}}_{t_{n}}f(y,t)dt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sup>
              <math:mo math:stretchy="false">∫</math:mo>
              <math:msub>
                <math:mi>t</math:mi>
                <math:mi>n</math:mi>
              </math:msub>
              <math:msub>
                <math:mi>t</math:mi>
                <math:mrow>
                  <math:mi>n</math:mi>
                  <math:mo math:stretchy="false">+</math:mo>
                  <math:mn>1</math:mn>
                </math:mrow>
              </math:msub>
            </math:msubsup>
            <math:mi>f</math:mi>
          </math:mrow>
          <math:mrow>
            <math:mo math:stretchy="false">(</math:mo>
            <math:mrow>
              <math:mi>y</math:mi>
              <math:mi>,</math:mi>
              <math:mi>t</math:mi>
            </math:mrow>
            <math:mo math:stretchy="false">)</math:mo>
          </math:mrow>
          <math:mrow>
            <math:mi math:fontstyle="italic">dt</math:mi>
            <math:mo math:stretchy="false">≃</math:mo>
            <math:mfrac>
              <math:mn>1</math:mn>
              <math:mn>2</math:mn>
            </math:mfrac>
          </math:mrow>
          <math:mi>h</math:mi>
          <math:mrow>
            <math:mo math:stretchy="false">[</math:mo>
            <math:mrow>
              <math:mi>f</math:mi>
              <math:mrow>
                <math:mrow>
                  <math:mo math:stretchy="false">(</math:mo>
                  <math:mrow>
                    <math:msub>
                      <math:mi>y</math:mi>
                      <math:mi>n</math:mi>
                    </math:msub>
                    <math:mi>,</math:mi>
                    <math:msub>
                      <math:mi>t</math:mi>
                      <math:mi>n</math:mi>
                    </math:msub>
                  </math:mrow>
                  <math:mo math:stretchy="false">)</math:mo>
                </math:mrow>
                <math:mo math:stretchy="false">+</math:mo>
                <math:mi>f</math:mi>
              </math:mrow>
              <math:mrow>
                <math:mo math:stretchy="false">(</math:mo>
                <math:mrow>
                  <math:msub>
                    <math:mi>y</math:mi>
                    <math:mrow>
                      <math:mi>n</math:mi>
                      <math:mo math:stretchy="false">+</math:mo>
                      <math:mn>1</math:mn>
                    </math:mrow>
                  </math:msub>
                  <math:mi>,</math:mi>
                  <math:msub>
                    <math:mi>t</math:mi>
                    <math:mrow>
                      <math:mi>n</math:mi>
                      <math:mo math:stretchy="false">+</math:mo>
                      <math:mn>1</math:mn>
                    </math:mrow>
                  </math:msub>
                </math:mrow>
                <math:mo math:stretchy="false">)</math:mo>
              </math:mrow>
            </math:mrow>
            <math:mo math:stretchy="false">]</math:mo>
          </math:mrow>
        </math:mrow>
      </math:mrow>
    </math:mstyle>
    <math:annotation math:encoding="StarMath 5.0">size 35{int^{t_{n+1}}_{t_{n}}f(y,t)dt simeq 1 over 2 h[f(y_{n}, t_{n}) + f(y_{n+1},t_{n+1})]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over math:accent="true">
                <math:mi>y</math:mi>
                <math:mo math:stretchy="false">ˉ</math:mo>
              </math:mover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i math:fontstyle="italic">hf</math:mi>
            </math:mrow>
          </math:mrow>
          <math:mrow>
            <math:mo math:stretchy="false">(</math:mo>
            <math:mrow>
              <math:msub>
                <math:mi>y</math:mi>
                <math:mi>n</math:mi>
              </math:msub>
              <math:mi>,</math:mi>
              <math:msub>
                <math:mi>t</math:mi>
                <math:mi>n</math:mi>
              </math:msub>
            </math:mrow>
            <math:mo math:stretchy="false">)</math:mo>
          </math:mrow>
        </math:mrow>
      </math:mrow>
    </math:mstyle>
    <math:annotation math:encoding="StarMath 5.0">size 35{{bar y}_{n+1} = y_{n} + hf(y_{n},t_{n})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frac>
                <math:mi>h</math:mi>
                <math:mn>2</math:mn>
              </math:mfrac>
            </math:mrow>
          </math:mrow>
          <math:mrow>
            <math:mo math:stretchy="false">[</math:mo>
            <math:mrow>
              <math:mi>f</math:mi>
              <math:mrow>
                <math:mrow>
                  <math:mo math:stretchy="false">(</math:mo>
                  <math:mrow>
                    <math:msub>
                      <math:mi>y</math:mi>
                      <math:mi>n</math:mi>
                    </math:msub>
                    <math:mi>,</math:mi>
                    <math:msub>
                      <math:mi>t</math:mi>
                      <math:mi>n</math:mi>
                    </math:msub>
                  </math:mrow>
                  <math:mo math:stretchy="false">)</math:mo>
                </math:mrow>
                <math:mo math:stretchy="false">+</math:mo>
                <math:mi>f</math:mi>
              </math:mrow>
              <math:mrow>
                <math:mo math:stretchy="false">(</math:mo>
                <math:mrow>
                  <math:msub>
                    <math:mover math:accent="true">
                      <math:mi>y</math:mi>
                      <math:mo math:stretchy="false">ˉ</math:mo>
                    </math:mover>
                    <math:mrow>
                      <math:mi>n</math:mi>
                      <math:mo math:stretchy="false">+</math:mo>
                      <math:mn>1</math:mn>
                    </math:mrow>
                  </math:msub>
                  <math:mi>,</math:mi>
                  <math:msub>
                    <math:mi>t</math:mi>
                    <math:mrow>
                      <math:mi>n</math:mi>
                      <math:mo math:stretchy="false">+</math:mo>
                      <math:mn>1</math:mn>
                    </math:mrow>
                  </math:msub>
                </math:mrow>
                <math:mo math:stretchy="false">)</math:mo>
              </math:mrow>
            </math:mrow>
            <math:mo math:stretchy="false">]</math:mo>
          </math:mrow>
        </math:mrow>
      </math:mrow>
    </math:mstyle>
    <math:annotation math:encoding="StarMath 5.0">size 35{y_{n+1} = y_{n} + h over 2 [f(y_{n},t_{n})+f({bar y}_{n+1},t_{n+1})]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k</math:mi>
              <math:mn>1</math:mn>
            </math:msub>
            <math:mo math:stretchy="false">=</math:mo>
            <math:mi math:fontstyle="italic">hf</math:mi>
          </math:mrow>
          <math:mrow>
            <math:mo math:stretchy="false">(</math:mo>
            <math:mrow>
              <math:msub>
                <math:mi>y</math:mi>
                <math:mi>n</math:mi>
              </math:msub>
              <math:mi>,</math:mi>
              <math:msub>
                <math:mi>t</math:mi>
                <math:mi>n</math:mi>
              </math:msub>
            </math:mrow>
            <math:mo math:stretchy="false">)</math:mo>
          </math:mrow>
        </math:mrow>
      </math:mrow>
    </math:mstyle>
    <math:annotation math:encoding="StarMath 5.0">size 35{k_{1} = hf(y_{n},t_{n}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row>
                <math:msub>
                  <math:mi>t</math:mi>
                  <math:mn>0</math:mn>
                </math:msub>
                <math:mo math:stretchy="false">=</math:mo>
                <math:mn>0</math:mn>
              </math:mrow>
              <math:mi/>
              <math:mrow>
                <math:msub>
                  <math:mi>y</math:mi>
                  <math:mn>0</math:mn>
                </math:msub>
                <math:mo math:stretchy="false">=</math:mo>
                <math:mi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n>5</math:mn>
              </math:mrow>
            </math:mrow>
          </math:mrow>
        </math:mstyle>
      </math:mtr>
      <math:mtr/>
      <math:mtr>
        <math:mstyle math:fontsize="30pt">
          <math:mrow>
            <math:mrow>
              <math:mrow>
                <math:msub>
                  <math:mi>t</math:mi>
                  <math:mn>1</math:mn>
                </math:msub>
                <math:mo math:stretchy="false">=</math:mo>
                <math:mn>0.01</math:mn>
              </math:mrow>
              <math:mi/>
              <math:mrow>
                <math:msub>
                  <math:mi>y</math:mi>
                  <math:mn>1</math:mn>
                </math:msub>
                <math:mo math:stretchy="false">=</math:mo>
                <math:mrow>
                  <math:msub>
                    <math:mi>y</math:mi>
                    <math:mn>0</math:mn>
                  </math:msub>
                  <math:mo math:stretchy="false">+</math:mo>
                  <math:mi math:fontstyle="italic">hy</math:mi>
                </math:mrow>
              </math:mrow>
              <math:mrow>
                <math:msub>
                  <math:mi>'</math:mi>
                  <math:mn>0</math:mn>
                </math:msub>
                <math:mo math:stretchy="false">=</math:mo>
                <math:mrow>
                  <math:mn>5</math:mn>
                  <math:mo math:stretchy="false">+</math:mo>
                  <math:mrow>
                    <math:mo math:stretchy="false">(</math:mo>
                    <math:mn>0.01</math:mn>
                    <math:mo math:stretchy="false">)</math:mo>
                  </math:mrow>
                </math:mrow>
              </math:mrow>
              <math:mrow>
                <math:mo math:stretchy="false">(</math:mo>
                <math:mrow>
                  <math:mrow>
                    <math:mo math:stretchy="false">−</math:mo>
                    <math:mn>20</math:mn>
                  </math:mrow>
                  <math:mrow>
                    <math:mrow>
                      <math:mo math:stretchy="false">(</math:mo>
                      <math:mn>5</math:mn>
                      <math:mo math:stretchy="false">)</math:mo>
                    </math:mrow>
                    <math:mo math:stretchy="false">+</math:mo>
                    <math:mn>7</math:mn>
                  </math:mrow>
                  <math:msup>
                    <math:mi>e</math:mi>
                    <math:mn>0</math:mn>
                  </math:msup>
                </math:mrow>
                <math:mo math:stretchy="false">)</math:mo>
              </math:mrow>
            </math:mrow>
          </math:mrow>
        </math:mstyle>
      </math:mtr>
      <math:mtr>
        <math:mrow>
          <math:mi/>
          <math:mstyle math:fontsize="30pt">
            <math:mrow>
              <math:mrow>
                <math:mrow/>
                <math:mo math:stretchy="false">=</math:mo>
                <math:mn>4.07</math:mn>
              </math:mrow>
            </math:mrow>
          </math:mstyle>
        </math:mrow>
      </math:mtr>
      <math:mtr/>
      <math:mtr>
        <math:mstyle math:fontsize="30pt">
          <math:mrow>
            <math:mrow>
              <math:mrow>
                <math:msub>
                  <math:mi>t</math:mi>
                  <math:mn>1</math:mn>
                </math:msub>
                <math:mo math:stretchy="false">=</math:mo>
                <math:mn>0.02</math:mn>
              </math:mrow>
              <math:mi/>
              <math:mrow>
                <math:msub>
                  <math:mi>y</math:mi>
                  <math:mn>2</math:mn>
                </math:msub>
                <math:mo math:stretchy="false">=</math:mo>
                <math:mrow>
                  <math:msub>
                    <math:mi>y</math:mi>
                    <math:mn>1</math:mn>
                  </math:msub>
                  <math:mo math:stretchy="false">+</math:mo>
                  <math:mi math:fontstyle="italic">hy</math:mi>
                </math:mrow>
              </math:mrow>
              <math:mrow>
                <math:msub>
                  <math:mi>'</math:mi>
                  <math:mn>1</math:mn>
                </math:msub>
                <math:mo math:stretchy="false">=</math:mo>
                <math:mrow>
                  <math:mn>4.07</math:mn>
                  <math:mo math:stretchy="false">+</math:mo>
                  <math:mrow>
                    <math:mo math:stretchy="false">(</math:mo>
                    <math:mn>0.01</math:mn>
                    <math:mo math:stretchy="false">)</math:mo>
                  </math:mrow>
                </math:mrow>
              </math:mrow>
              <math:mrow>
                <math:mo math:stretchy="false">(</math:mo>
                <math:mrow>
                  <math:mrow>
                    <math:mo math:stretchy="false">−</math:mo>
                    <math:mn>20</math:mn>
                  </math:mrow>
                  <math:mrow>
                    <math:mrow>
                      <math:mo math:stretchy="false">(</math:mo>
                      <math:mn>4.07</math:mn>
                      <math:mo math:stretchy="false">)</math:mo>
                    </math:mrow>
                    <math:mo math:stretchy="false">+</math:mo>
                    <math:mn>7</math:mn>
                  </math:mrow>
                  <math:msup>
                    <math:mi>e</math:mi>
                    <math:mrow>
                      <math:mo math:stretchy="false">−</math:mo>
                      <math:mn>0.005</math:mn>
                    </math:mrow>
                  </math:msup>
                </math:mrow>
                <math:mo math:stretchy="false">)</math:mo>
              </math:mrow>
            </math:mrow>
          </math:mrow>
        </math:mstyle>
      </math:mtr>
      <math:mtr>
        <math:mrow>
          <math:mi/>
          <math:mstyle math:fontsize="30pt">
            <math:mrow>
              <math:mrow>
                <math:mrow/>
                <math:mo math:stretchy="false">=</math:mo>
                <math:mn>3.32565</math:mn>
              </math:mrow>
            </math:mrow>
          </math:mstyle>
        </math:mrow>
      </math:mtr>
      <math:mtr>
        <math:mstyle math:fontsize="30pt">
          <math:mrow>
            <math:mo math:stretchy="false">⋮</math:mo>
          </math:mrow>
        </math:mstyle>
      </math:mtr>
      <math:mtr>
        <math:mstyle math:fontsize="30pt">
          <math:mrow>
            <math:mrow>
              <math:mrow>
                <math:msub>
                  <math:mi>t</math:mi>
                  <math:mi>n</math:mi>
                </math:msub>
                <math:mo math:stretchy="false">=</math:mo>
                <math:mi math:fontstyle="italic">nh</math:mi>
              </math:mrow>
              <math:mi>,</math:mi>
              <math:mi/>
              <math:mrow>
                <math:msub>
                  <math:mi>y</math:mi>
                  <math:mi>n</math:mi>
                </math:msub>
                <math:mo math:stretchy="false">=</math:mo>
                <math:mrow>
                  <math:msub>
                    <math:mi>y</math:mi>
                    <math:mrow>
                      <math:mi>n</math:mi>
                      <math:mo math:stretchy="false">−</math:mo>
                      <math:mn>1</math:mn>
                    </math:mrow>
                  </math:msub>
                  <math:mo math:stretchy="false">+</math:mo>
                  <math:mi math:fontstyle="italic">hy</math:mi>
                </math:mrow>
              </math:mrow>
              <math:msub>
                <math:mi>'</math:mi>
                <math:mrow>
                  <math:mi>n</math:mi>
                  <math:mo math:stretchy="false">−</math:mo>
                  <math:mn>1</math:mn>
                </math:mrow>
              </math:msub>
            </math:mrow>
          </math:mrow>
        </math:mstyle>
      </math:mtr>
    </math:mtable>
    <math:annotation math:encoding="StarMath 5.0">size 30{t_{0}=0~~~y_{0}=y(0)=5}
newline
newline
size 30{t_{1}=0.01~~~y_{1}=y_{0}+hy'_{0}=5+(0.01)(-20(5)+7 e^{0})}
newline
~~~~~~~~~~~~~~~~~~~~~~~~~~~~~~~~~~~size 30 { {}= 4.07}
newline
newline
size 30{t_{1}=0.02~~~y_{2}=y_{1}+hy'_{1}=4.07+(0.01)(-20(4.07)+7 e^{-0.005})}
newline
~~~~~~~~~~~~~~~~~~~~~~~~~~~~~~~~~~~size 30 { {}= 3.32565}
newline
size 30{dotsvert}
newline
size 30 {t_{n}=nh, ~~~y_{n}=y_{n-1}+hy'_{n-1}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k</math:mi>
              <math:mn>2</math:mn>
            </math:msub>
            <math:mo math:stretchy="false">=</math:mo>
            <math:mi math:fontstyle="italic">hf</math:mi>
          </math:mrow>
          <math:mrow>
            <math:mo math:stretchy="false">(</math:mo>
            <math:mrow>
              <math:mrow>
                <math:msub>
                  <math:mi>y</math:mi>
                  <math:mi>n</math:mi>
                </math:msub>
                <math:mo math:stretchy="false">+</math:mo>
                <math:msub>
                  <math:mi>k</math:mi>
                  <math:mn>1</math:mn>
                </math:msub>
              </math:mrow>
              <math:mi>,</math:mi>
              <math:msub>
                <math:mi>t</math:mi>
                <math:mrow>
                  <math:mi>n</math:mi>
                  <math:mo math:stretchy="false">+</math:mo>
                  <math:mn>1</math:mn>
                </math:mrow>
              </math:msub>
            </math:mrow>
            <math:mo math:stretchy="false">)</math:mo>
          </math:mrow>
        </math:mrow>
      </math:mrow>
    </math:mstyle>
    <math:annotation math:encoding="StarMath 5.0">size 35{k_{2} = hf(y_{n}+k_{1},t_{n+1})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y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row>
              <math:msub>
                <math:mi>y</math:mi>
                <math:mi>n</math:mi>
              </math:msub>
              <math:mo math:stretchy="false">+</math:mo>
              <math:mfrac>
                <math:mn>1</math:mn>
                <math:mn>2</math:mn>
              </math:mfrac>
            </math:mrow>
          </math:mrow>
          <math:mrow>
            <math:mo math:stretchy="false">[</math:mo>
            <math:mrow>
              <math:msub>
                <math:mi>k</math:mi>
                <math:mn>1</math:mn>
              </math:msub>
              <math:mo math:stretchy="false">+</math:mo>
              <math:msub>
                <math:mi>k</math:mi>
                <math:mn>2</math:mn>
              </math:msub>
            </math:mrow>
            <math:mo math:stretchy="false">]</math:mo>
          </math:mrow>
        </math:mrow>
      </math:mrow>
    </math:mstyle>
    <math:annotation math:encoding="StarMath 5.0">size 35{y_{n+1} = y_{n} + 1 over 2 [k_{1}+k_{2}]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L</math:mi>
          <math:mfrac>
            <math:mi>d</math:mi>
            <math:mi math:fontstyle="italic">dt</math:mi>
          </math:mfrac>
          <math:mi>I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RI</math:mi>
          </math:mrow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i>V</math:mi>
          </math:mrow>
          <math:mi>,</math:mi>
          <math:mi/>
          <math:mi>I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 {L d over dt I(t)+ RI(t)=V, ~~~I(0)=0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y</math:mi>
          <math:mrow>
            <math:mi>'</math:mi>
            <math:mo math:stretchy="false">=</math:mo>
            <math:mrow>
              <math:mrow>
                <math:mo math:stretchy="false">−</math:mo>
                <math:mn>20y</math:mn>
              </math:mrow>
              <math:mo math:stretchy="false">+</math:mo>
              <math:mn>7</math:mn>
            </math:mrow>
          </math:mrow>
          <math:msup>
            <math:mi>e</math:mi>
            <math:mrow>
              <math:mo math:stretchy="false">−</math:mo>
              <math:mn>0.5t</math:mn>
            </math:mrow>
          </math:msup>
          <math:mi>,</math:mi>
          <math:mi/>
          <math:mi>y</math:mi>
          <math:mrow>
            <math:mrow>
              <math:mo math:stretchy="false">(</math:mo>
              <math:mn>0</math:mn>
              <math:mo math:stretchy="false">)</math:mo>
            </math:mrow>
            <math:mo math:stretchy="false">=</math:mo>
            <math:mn>5</math:mn>
          </math:mrow>
        </math:mrow>
      </math:mrow>
    </math:mstyle>
    <math:annotation math:encoding="StarMath 5.0">size 35{y'=-20y+7e^{-0.5t},~~y(0)=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o math:stretchy="false">(</math:mo>
                <math:mrow>
                  <math:msup>
                    <math:mo math:stretchy="false">∂</math:mo>
                    <math:mn>2</math:mn>
                  </math:msup>
                  <math:mi>V</math:mi>
                </math:mrow>
                <math:mo math:stretchy="false">)</math:mo>
              </math:mrow>
              <math:mrow>
                <math:mo math:stretchy="false">(</math:mo>
                <math:mrow>
                  <math:mo math:stretchy="false">∂</math:mo>
                  <math:msup>
                    <math:mi>x</math:mi>
                    <math:mn>2</math:mn>
                  </math:msup>
                </math:mrow>
                <math:mo math:stretchy="false">)</math:mo>
              </math:mrow>
            </math:mfrac>
            <math:mo math:stretchy="false">+</math:mo>
            <math:mfrac>
              <math:mrow>
                <math:mo math:stretchy="false">(</math:mo>
                <math:mrow>
                  <math:msup>
                    <math:mo math:stretchy="false">∂</math:mo>
                    <math:mn>2</math:mn>
                  </math:msup>
                  <math:mi>V</math:mi>
                </math:mrow>
                <math:mo math:stretchy="false">)</math:mo>
              </math:mrow>
              <math:mrow>
                <math:mo math:stretchy="false">(</math:mo>
                <math:mrow>
                  <math:mo math:stretchy="false">∂</math:mo>
                  <math:msup>
                    <math:mi>y</math:mi>
                    <math:mn>2</math:mn>
                  </math:msup>
                </math:mrow>
                <math:mo math:stretchy="false">)</math:mo>
              </math:mrow>
            </math:mfrac>
          </math:mrow>
          <math:mo math:stretchy="false">=</math:mo>
          <math:mn>0</math:mn>
        </math:mrow>
      </math:mrow>
    </math:mstyle>
    <math:annotation math:encoding="StarMath 5.0">size 35{(partial^{2}V) over (partial x^{2})+(partial^{2}V) over (partial y^{2})=0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F</math:mi>
          <math:mrow>
            <math:mrow>
              <math:mo math:stretchy="false">(</math:mo>
              <math:mrow>
                <math:mi>x</math:mi>
                <math:mi>,</math:mi>
                <math:mi>y</math:mi>
                <math:mi>,</math:mi>
                <math:mi>y</math:mi>
                <math:mi>'</math:mi>
                <math:mi>,</math:mi>
                <math:mi>y</math:mi>
                <math:mi>'</math:mi>
                <math:mi>'</math:mi>
                <math:mi>,</math:mi>
                <math:mo math:stretchy="false">…</math:mo>
                <math:mi>,</math:mi>
                <math:msup>
                  <math:mi>y</math:mi>
                  <math:mrow>
                    <math:mo math:stretchy="false">(</math:mo>
                    <math:mi>n</math:mi>
                    <math:mo math:stretchy="false">)</math:mo>
                  </math:mrow>
                </math:msup>
              </math:mrow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F(x,y,y',y'',dotslow ,y^{(n)})=0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G</math:mi>
          <math:mrow>
            <math:mrow>
              <math:mo math:stretchy="false">(</math:mo>
              <math:mrow>
                <math:mi>x</math:mi>
                <math:mi>,</math:mi>
                <math:mi>y</math:mi>
                <math:mi>,</math:mi>
                <math:msub>
                  <math:mi>c</math:mi>
                  <math:mn>1</math:mn>
                </math:msub>
                <math:mi>,</math:mi>
                <math:msub>
                  <math:mi>c</math:mi>
                  <math:mn>2</math:mn>
                </math:msub>
                <math:mi>,</math:mi>
                <math:mo math:stretchy="false">…</math:mo>
                <math:mi>,</math:mi>
                <math:msub>
                  <math:mi>c</math:mi>
                  <math:mi>n</math:mi>
                </math:msub>
              </math:mrow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G(x,y,c_{1},c_{2},dotslow ,c_{n})=0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y</math:mi>
              <math:mrow>
                <math:mrow>
                  <math:mo math:stretchy="false">(</math:mo>
                  <math:mi>a</math:mi>
                  <math:mo math:stretchy="false">)</math:mo>
                </math:mrow>
                <math:mo math:stretchy="false">=</math:mo>
                <math:msub>
                  <math:mi>y</math:mi>
                  <math:mn>0</math:mn>
                </math:msub>
              </math:mrow>
            </math:mrow>
          </math:mrow>
        </math:mstyle>
      </math:mtr>
      <math:mtr/>
      <math:mtr>
        <math:mstyle math:fontsize="35pt">
          <math:mrow>
            <math:mrow>
              <math:mi>y</math:mi>
              <math:mi>'</math:mi>
              <math:mrow>
                <math:mrow>
                  <math:mo math:stretchy="false">(</math:mo>
                  <math:mi>a</math:mi>
                  <math:mo math:stretchy="false">)</math:mo>
                </math:mrow>
                <math:mo math:stretchy="false">=</math:mo>
                <math:msubsup>
                  <math:mi>y</math:mi>
                  <math:mn>0</math:mn>
                  <math:mi>'</math:mi>
                </math:msubsup>
              </math:mrow>
            </math:mrow>
          </math:mrow>
        </math:mstyle>
      </math:mtr>
      <math:mtr/>
      <math:mtr>
        <math:mstyle math:fontsize="35pt">
          <math:mrow>
            <math:mrow>
              <math:mi>y</math:mi>
              <math:mi>'</math:mi>
              <math:mi>'</math:mi>
              <math:mrow>
                <math:mrow>
                  <math:mo math:stretchy="false">(</math:mo>
                  <math:mi>a</math:mi>
                  <math:mo math:stretchy="false">)</math:mo>
                </math:mrow>
                <math:mo math:stretchy="false">=</math:mo>
                <math:msubsup>
                  <math:mi>y</math:mi>
                  <math:mn>0</math:mn>
                  <math:mrow>
                    <math:mi>'</math:mi>
                    <math:mi>'</math:mi>
                  </math:mrow>
                </math:msubsup>
              </math:mrow>
            </math:mrow>
          </math:mrow>
        </math:mstyle>
      </math:mtr>
      <math:mtr/>
      <math:mtr>
        <math:mstyle math:fontsize="35pt">
          <math:mrow>
            <math:mo math:stretchy="false">⋮</math:mo>
          </math:mrow>
        </math:mstyle>
      </math:mtr>
      <math:mtr/>
      <math:mtr>
        <math:mstyle math:fontsize="35pt">
          <math:mrow>
            <math:mrow>
              <math:msup>
                <math:mi>y</math:mi>
                <math:mi>n</math:mi>
              </math:msup>
              <math:mrow>
                <math:mrow>
                  <math:mo math:stretchy="false">(</math:mo>
                  <math:mi>a</math:mi>
                  <math:mo math:stretchy="false">)</math:mo>
                </math:mrow>
                <math:mo math:stretchy="false">=</math:mo>
                <math:msubsup>
                  <math:mi>y</math:mi>
                  <math:mn>0</math:mn>
                  <math:mi>n</math:mi>
                </math:msubsup>
              </math:mrow>
            </math:mrow>
          </math:mrow>
        </math:mstyle>
      </math:mtr>
    </math:mtable>
    <math:annotation math:encoding="StarMath 5.0">size 35{y(a)=y_{0}}
newline
newline
size 35{y'(a)=y^{'}_{0}}
newline
newline
size 35{y''(a)=y^{''}_{0}}
newline
newline
size 35{dotsvert }
newline
newline
size 35{y^{n}(a)=y^{n}_{0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n>5</math:mn>
          </math:mrow>
          <math:mrow>
            <math:msup>
              <math:mi>e</math:mi>
              <math:mrow>
                <math:mo math:stretchy="false">−</math:mo>
                <math:mn>20t</math:mn>
              </math:mrow>
            </math:msup>
            <math:mo math:stretchy="false">+</math:mo>
            <math:mrow>
              <math:mo math:stretchy="false">(</math:mo>
              <math:mrow>
                <math:mn>7</math:mn>
                <math:mo math:stretchy="false">/</math:mo>
                <math:mn>19.5</math:mn>
              </math:mrow>
              <math:mo math:stretchy="false">)</math:mo>
            </math:mrow>
          </math:mrow>
          <math:mrow>
            <math:mo math:stretchy="false">(</math:mo>
            <math:mrow>
              <math:msup>
                <math:mi>e</math:mi>
                <math:mrow>
                  <math:mo math:stretchy="false">−</math:mo>
                  <math:mn>0.5t</math:mn>
                </math:mrow>
              </math:msup>
              <math:mo math:stretchy="false">−</math:mo>
              <math:msup>
                <math:mi>e</math:mi>
                <math:mrow>
                  <math:mo math:stretchy="false">−</math:mo>
                  <math:mn>20t</math:mn>
                </math:mrow>
              </math:msup>
            </math:mrow>
            <math:mo math:stretchy="false">)</math:mo>
          </math:mrow>
        </math:mrow>
      </math:mrow>
    </math:mstyle>
    <math:annotation math:encoding="StarMath 5.0">size 35{y=5e^{-20t}+(7/19.5)(e^{-0.5t}-e^{-20t})}</math:annotation>
  </math:semantics>
</math:math>
</file>